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501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6.544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6.538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4.256cm"/>
    </style:style>
    <style:style style:name="co17" style:family="table-column">
      <style:table-column-properties fo:break-before="auto" style:column-width="4.42cm"/>
    </style:style>
    <style:style style:name="co18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numero eco</text:p>
          </table:table-cell>
          <table:table-cell office:value-type="string" calcext:value-type="string">
            <text:p>marca 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ransmisi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placas</text:p>
          </table:table-cell>
          <table:table-cell office:value-type="string" calcext:value-type="string">
            <text:p>tipo placa</text:p>
          </table:table-cell>
          <table:table-cell office:value-type="string" calcext:value-type="string">
            <text:p>submarca</text:p>
          </table:table-cell>
          <table:table-cell office:value-type="string" calcext:value-type="string">
            <text:p>combustibl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echa adquisicion </text:p>
          </table:table-cell>
          <table:table-cell office:value-type="string" calcext:value-type="string">
            <text:p>fecha expedicion</text:p>
          </table:table-cell>
          <table:table-cell office:value-type="string" calcext:value-type="string">
            <text:p>tenencia 2018</text:p>
          </table:table-cell>
          <table:table-cell office:value-type="string" calcext:value-type="string">
            <text:p>tenencia 2019</text:p>
          </table:table-cell>
          <table:table-cell office:value-type="string" calcext:value-type="string">
            <text:p><text:s/>tenencia 2020</text:p>
          </table:table-cell>
          <table:table-cell office:value-type="string" calcext:value-type="string">
            <text:p>tenencia 2021</text:p>
          </table:table-cell>
          <table:table-cell office:value-type="string" calcext:value-type="string">
            <text:p>tenencia 2022</text:p>
          </table:table-cell>
          <table:table-cell office:value-type="string" calcext:value-type="string">
            <text:p>tenencia 2023</text:p>
          </table:table-cell>
          <table:table-cell office:value-type="string" calcext:value-type="string">
            <text:p>infraccion</text:p>
          </table:table-cell>
          <table:table-cell office:value-type="string" calcext:value-type="string">
            <text:p>foto civica</text:p>
          </table:table-cell>
          <table:table-cell office:value-type="string" calcext:value-type="string">
            <text:p>verificacion primera 2018</text:p>
          </table:table-cell>
          <table:table-cell office:value-type="string" calcext:value-type="string">
            <text:p>verificacion segunda 2018</text:p>
          </table:table-cell>
          <table:table-cell office:value-type="string" calcext:value-type="string">
            <text:p>verificacion primera 2019</text:p>
          </table:table-cell>
          <table:table-cell office:value-type="string" calcext:value-type="string">
            <text:p>verificacion segunda 2019</text:p>
          </table:table-cell>
          <table:table-cell office:value-type="string" calcext:value-type="string">
            <text:p>verificacion primera 2020</text:p>
          </table:table-cell>
          <table:table-cell office:value-type="string" calcext:value-type="string">
            <text:p>verificacion segunda 2020</text:p>
          </table:table-cell>
          <table:table-cell office:value-type="string" calcext:value-type="string">
            <text:p>verificacion primera 2021</text:p>
          </table:table-cell>
          <table:table-cell office:value-type="string" calcext:value-type="string">
            <text:p>verificacion segunda 2021</text:p>
          </table:table-cell>
          <table:table-cell office:value-type="string" calcext:value-type="string">
            <text:p>verificacion primera 2022</text:p>
          </table:table-cell>
          <table:table-cell office:value-type="string" calcext:value-type="string">
            <text:p>verificacion segunda 2022</text:p>
          </table:table-cell>
          <table:table-cell table:number-columns-repeated="99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AMSA-MERCEDES BENZ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4VMED07886</text:p>
          </table:table-cell>
          <table:table-cell office:value-type="float" office:value="390900006011625" calcext:value-type="float">
            <text:p>390900006011625</text:p>
          </table:table-cell>
          <table:table-cell office:value-type="string" calcext:value-type="string">
            <text:p>378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0-03-22" calcext:value-type="date">
            <text:p>22/03/90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AMSA-MERCEDES BENZ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4VMED07834</text:p>
          </table:table-cell>
          <table:table-cell office:value-type="float" office:value="390900006011600" calcext:value-type="float">
            <text:p>390900006011600</text:p>
          </table:table-cell>
          <table:table-cell office:value-type="string" calcext:value-type="string">
            <text:p>379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0-03-22" calcext:value-type="date">
            <text:p>22/03/90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AMSA-MERCEDES BENZ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4VMED07911</text:p>
          </table:table-cell>
          <table:table-cell office:value-type="float" office:value="390900006016212" calcext:value-type="float">
            <text:p>390900006016212</text:p>
          </table:table-cell>
          <table:table-cell office:value-type="string" calcext:value-type="string">
            <text:p>358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0-03-22" calcext:value-type="date">
            <text:p>22/03/90</text:p>
          </table:table-cell>
          <table:table-cell table:style-name="ce2" office:value-type="date" office:date-value="2007-02-07" calcext:value-type="date">
            <text:p>0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AMSA-MERCEDES BENZ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4VMED07416</text:p>
          </table:table-cell>
          <table:table-cell office:value-type="float" office:value="390900006011764" calcext:value-type="float">
            <text:p>390900006011764</text:p>
          </table:table-cell>
          <table:table-cell office:value-type="string" calcext:value-type="string">
            <text:p>352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0-03-22" calcext:value-type="date">
            <text:p>22/03/90</text:p>
          </table:table-cell>
          <table:table-cell table:style-name="ce2" office:value-type="date" office:date-value="2007-03-28" calcext:value-type="date">
            <text:p>28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AMSA-MERCEDES BENZ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4VMED07855</text:p>
          </table:table-cell>
          <table:table-cell office:value-type="float" office:value="390900006011594" calcext:value-type="float">
            <text:p>390900006011594</text:p>
          </table:table-cell>
          <table:table-cell office:value-type="string" calcext:value-type="string">
            <text:p>353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0-03-22" calcext:value-type="date">
            <text:p>22/03/90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OR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FDPK74P8MVA1493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39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1-07-29" calcext:value-type="date">
            <text:p>29/07/91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.B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114AM0002937</text:p>
          </table:table-cell>
          <table:table-cell office:value-type="float" office:value="390900007078472" calcext:value-type="float">
            <text:p>390900007078472</text:p>
          </table:table-cell>
          <table:table-cell office:value-type="string" calcext:value-type="string">
            <text:p>8288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1-07-22" calcext:value-type="date">
            <text:p>22/07/91</text:p>
          </table:table-cell>
          <table:table-cell table:style-name="ce2" office:value-type="date" office:date-value="2008-11-19" calcext:value-type="date">
            <text:p>19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.B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517AM0004437</text:p>
          </table:table-cell>
          <table:table-cell office:value-type="float" office:value="390900407094142" calcext:value-type="float">
            <text:p>390900407094142</text:p>
          </table:table-cell>
          <table:table-cell office:value-type="string" calcext:value-type="string">
            <text:p>135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CTANGULA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1-09-06" calcext:value-type="date">
            <text:p>06/09/91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.B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517AM0004215</text:p>
          </table:table-cell>
          <table:table-cell office:value-type="float" office:value="390900407091085" calcext:value-type="float">
            <text:p>390900407091085</text:p>
          </table:table-cell>
          <table:table-cell office:value-type="string" calcext:value-type="string">
            <text:p>381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CTANGULA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1-09-12" calcext:value-type="date">
            <text:p>12/09/91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.B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517AM0004364</text:p>
          </table:table-cell>
          <table:table-cell office:value-type="float" office:value="390900407091221" calcext:value-type="float">
            <text:p>390900407091221</text:p>
          </table:table-cell>
          <table:table-cell office:value-type="string" calcext:value-type="string">
            <text:p>436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CTANGULA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1-09-02" calcext:value-type="date">
            <text:p>02/09/91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DIN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52*9654C1</text:p>
          </table:table-cell>
          <table:table-cell office:value-type="string" calcext:value-type="string">
            <text:p>468TM2U636811</text:p>
          </table:table-cell>
          <table:table-cell office:value-type="string" calcext:value-type="string">
            <text:p>356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1-11-09" calcext:value-type="date">
            <text:p>09/11/9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.B.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4BM0009984</text:p>
          </table:table-cell>
          <table:table-cell office:value-type="float" office:value="390900407132364" calcext:value-type="float">
            <text:p>390900407132364</text:p>
          </table:table-cell>
          <table:table-cell office:value-type="string" calcext:value-type="string">
            <text:p>428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2-07-31" calcext:value-type="date">
            <text:p>31/07/92</text:p>
          </table:table-cell>
          <table:table-cell table:style-name="ce2" office:value-type="date" office:date-value="2007-02-21" calcext:value-type="date">
            <text:p>21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table:number-columns-repeated="2" office:value-type="string" calcext:value-type="string">
            <text:p>SE SUSPENDE TRAMITE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.B.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C1317BM0010893</text:p>
          </table:table-cell>
          <table:table-cell office:value-type="float" office:value="390900407134823" calcext:value-type="float">
            <text:p>390900407134823</text:p>
          </table:table-cell>
          <table:table-cell office:value-type="string" calcext:value-type="string">
            <text:p>359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8/28/1992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D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4B6ME3640NM57494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17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A DE BAJA</text:p>
          </table:table-cell>
          <table:table-cell table:style-name="ce2" office:value-type="date" office:date-value="1992-08-12" calcext:value-type="date">
            <text:p>12/08/92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AMSA-MERCEDES BENZ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794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B.</text:p>
          </table:table-cell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781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BAJA SEMOVI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IN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5106651C3</text:p>
          </table:table-cell>
          <table:table-cell office:value-type="string" calcext:value-type="string">
            <text:p>382GM2U0152507</text:p>
          </table:table-cell>
          <table:table-cell office:value-type="string" calcext:value-type="string">
            <text:p>150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3-07-09" calcext:value-type="date">
            <text:p>09/07/93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OD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RM50317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82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3-10-27" calcext:value-type="date">
            <text:p>27/10/93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DOD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RM50554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95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3-10-27" calcext:value-type="date">
            <text:p>27/10/93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ODG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PM17094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96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3-11-15" calcext:value-type="date">
            <text:p>15/11/93</text:p>
          </table:table-cell>
          <table:table-cell table:style-name="ce2" office:value-type="date" office:date-value="2006-09-14" calcext:value-type="date">
            <text:p>14/09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DIN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502*7298C4</text:p>
          </table:table-cell>
          <table:table-cell office:value-type="string" calcext:value-type="string">
            <text:p>362GM2U0159243*</text:p>
          </table:table-cell>
          <table:table-cell office:value-type="string" calcext:value-type="string">
            <text:p>439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3-12-06" calcext:value-type="date">
            <text:p>06/12/93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IN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502*7283C4</text:p>
          </table:table-cell>
          <table:table-cell office:value-type="string" calcext:value-type="string">
            <text:p>362GM2U0158773*</text:p>
          </table:table-cell>
          <table:table-cell office:value-type="string" calcext:value-type="string">
            <text:p>437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3-12-06" calcext:value-type="date">
            <text:p>06/12/93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D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RM56304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90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4-06-04" calcext:value-type="date">
            <text:p>04/06/14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HEVROLE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CJC44K5RM13126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99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05-27" calcext:value-type="date">
            <text:p>27/05/94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EVROLE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CJC44K7RM130754</text:p>
          </table:table-cell>
          <table:table-cell office:value-type="string" calcext:value-type="string">
            <text:p>RM130754</text:p>
          </table:table-cell>
          <table:table-cell office:value-type="string" calcext:value-type="string">
            <text:p>794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MACENES E INVENTARI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07-13" calcext:value-type="date">
            <text:p>13/07/94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5"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HEVROLE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CJC44K7RM130950</text:p>
          </table:table-cell>
          <table:table-cell office:value-type="string" calcext:value-type="string">
            <text:p>RM130950</text:p>
          </table:table-cell>
          <table:table-cell office:value-type="string" calcext:value-type="string">
            <text:p>114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MACENES E INVENTARI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07-13" calcext:value-type="date">
            <text:p>13/07/94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M.B.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4550027499</text:p>
          </table:table-cell>
          <table:table-cell office:value-type="float" office:value="39090051208891" calcext:value-type="float">
            <text:p>39090051208891</text:p>
          </table:table-cell>
          <table:table-cell office:value-type="string" calcext:value-type="string">
            <text:p>435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06-30" calcext:value-type="date">
            <text:p>30/06/94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5"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HRYSLER-DODG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 11426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30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09-08" calcext:value-type="date">
            <text:p>08/09/94</text:p>
          </table:table-cell>
          <table:table-cell table:style-name="ce2" office:value-type="date" office:date-value="2007-03-16" calcext:value-type="date">
            <text:p>1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.B.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2350031349</text:p>
          </table:table-cell>
          <table:table-cell office:value-type="float" office:value="39090050227617" calcext:value-type="float">
            <text:p>39090050227617</text:p>
          </table:table-cell>
          <table:table-cell office:value-type="string" calcext:value-type="string">
            <text:p>797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08-22" calcext:value-type="date">
            <text:p>22/08/94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5"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RYSLER-DODG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B6WC6654SM12491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31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11-10" calcext:value-type="date">
            <text:p>10/11/94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5"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ORD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CKS60H0SJA0565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265-BR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MICROBU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4-11-07" calcext:value-type="date">
            <text:p>07/11/94</text:p>
          </table:table-cell>
          <table:table-cell table:style-name="ce2" office:value-type="date" office:date-value="1995-12-26" calcext:value-type="date">
            <text:p>26/12/9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ASSEYFERG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ESTANDAR</text:p>
          </table:table-cell>
          <table:table-cell office:value-type="float" office:value="5046004782" calcext:value-type="float">
            <text:p>5046004782</text:p>
          </table:table-cell>
          <table:table-cell office:value-type="string" calcext:value-type="string">
            <text:p>LD8788B492148-Z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ROBO</text:p>
          </table:table-cell>
          <table:table-cell table:style-name="ce2" office:value-type="date" office:date-value="1994-09-29" calcext:value-type="date">
            <text:p>29/09/9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D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EKF37N9TMA00145</text:p>
          </table:table-cell>
          <table:table-cell office:value-type="string" calcext:value-type="string">
            <text:p>W00371</text:p>
          </table:table-cell>
          <table:table-cell office:value-type="string" calcext:value-type="string">
            <text:p>120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1-08" calcext:value-type="date">
            <text:p>08/11/95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ORD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TEF15Y6TMA00577</text:p>
          </table:table-cell>
          <table:table-cell office:value-type="string" calcext:value-type="string">
            <text:p>W00146</text:p>
          </table:table-cell>
          <table:table-cell office:value-type="string" calcext:value-type="string">
            <text:p>623 SV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3" calcext:value-type="date">
            <text:p>13/12/95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D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TK121765</text:p>
          </table:table-cell>
          <table:table-cell office:value-type="string" calcext:value-type="string">
            <text:p>HECHO EN U.S.A.</text:p>
          </table:table-cell>
          <table:table-cell office:value-type="string" calcext:value-type="string">
            <text:p>635 SV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RAM WAGON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04" calcext:value-type="date">
            <text:p>04/12/95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IN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01332</text:p>
          </table:table-cell>
          <table:table-cell office:value-type="string" calcext:value-type="string">
            <text:p>408GM2U0882150</text:p>
          </table:table-cell>
          <table:table-cell office:value-type="string" calcext:value-type="string">
            <text:p>104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1-11" calcext:value-type="date">
            <text:p>11/11/95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IN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01333</text:p>
          </table:table-cell>
          <table:table-cell office:value-type="string" calcext:value-type="string">
            <text:p>408GM2U0885558*</text:p>
          </table:table-cell>
          <table:table-cell office:value-type="string" calcext:value-type="string">
            <text:p>105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1-30" calcext:value-type="date">
            <text:p>30/11/95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.B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3350035761</text:p>
          </table:table-cell>
          <table:table-cell office:value-type="float" office:value="390900522249340" calcext:value-type="float">
            <text:p>390900522249340</text:p>
          </table:table-cell>
          <table:table-cell office:value-type="string" calcext:value-type="string">
            <text:p>781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3" calcext:value-type="date">
            <text:p>13/12/95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.B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3350035839</text:p>
          </table:table-cell>
          <table:table-cell office:value-type="float" office:value="39090050255562" calcext:value-type="float">
            <text:p>39090050255562</text:p>
          </table:table-cell>
          <table:table-cell office:value-type="string" calcext:value-type="string">
            <text:p>791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3" calcext:value-type="date">
            <text:p>13/12/95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5"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.B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3350035682</text:p>
          </table:table-cell>
          <table:table-cell office:value-type="float" office:value="390900522246054" calcext:value-type="float">
            <text:p>390900522246054</text:p>
          </table:table-cell>
          <table:table-cell office:value-type="string" calcext:value-type="string">
            <text:p>788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3" calcext:value-type="date">
            <text:p>13/12/95</text:p>
          </table:table-cell>
          <table:table-cell table:style-name="ce2" office:value-type="date" office:date-value="2006-09-14" calcext:value-type="date">
            <text:p>14/09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5" office:value-type="string" calcext:value-type="string">
            <text:p>MULTA</text:p>
          </table:table-cell>
          <table:table-cell office:value-type="string" calcext:value-type="string">
            <text:p><text:s/>MULTA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.B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3350035691</text:p>
          </table:table-cell>
          <table:table-cell office:value-type="float" office:value="390900522246143" calcext:value-type="float">
            <text:p>390900522246143</text:p>
          </table:table-cell>
          <table:table-cell office:value-type="string" calcext:value-type="string">
            <text:p>795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3" calcext:value-type="date">
            <text:p>13/12/95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.B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13350035959</text:p>
          </table:table-cell>
          <table:table-cell office:value-type="float" office:value="39090050257733" calcext:value-type="float">
            <text:p>39090050257733</text:p>
          </table:table-cell>
          <table:table-cell office:value-type="string" calcext:value-type="string">
            <text:p>787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3" calcext:value-type="date">
            <text:p>13/12/95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DIN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T4954001150</text:p>
          </table:table-cell>
          <table:table-cell office:value-type="string" calcext:value-type="string">
            <text:p>469GM2U0922325</text:p>
          </table:table-cell>
          <table:table-cell office:value-type="string" calcext:value-type="string">
            <text:p>363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DESAZOL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5-12-19" calcext:value-type="date">
            <text:p>19/12/95</text:p>
          </table:table-cell>
          <table:table-cell table:style-name="ce2" office:value-type="date" office:date-value="2007-04-04" calcext:value-type="date">
            <text:p>0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011</text:p>
          </table:table-cell>
          <table:table-cell office:value-type="float" office:value="39090056311730" calcext:value-type="float">
            <text:p>39090056311730</text:p>
          </table:table-cell>
          <table:table-cell office:value-type="string" calcext:value-type="string">
            <text:p>384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013</text:p>
          </table:table-cell>
          <table:table-cell office:value-type="float" office:value="39090056314752" calcext:value-type="float">
            <text:p>39090056314752</text:p>
          </table:table-cell>
          <table:table-cell office:value-type="string" calcext:value-type="string">
            <text:p>395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7-03-15" calcext:value-type="date">
            <text:p>15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*03188</text:p>
          </table:table-cell>
          <table:table-cell office:value-type="string" calcext:value-type="string">
            <text:p>469GM2U1003210*</text:p>
          </table:table-cell>
          <table:table-cell office:value-type="string" calcext:value-type="string">
            <text:p>442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9" calcext:value-type="date">
            <text:p>09/10/96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*03243</text:p>
          </table:table-cell>
          <table:table-cell office:value-type="string" calcext:value-type="string">
            <text:p>469GM2U1004173*</text:p>
          </table:table-cell>
          <table:table-cell office:value-type="string" calcext:value-type="string">
            <text:p>443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9" calcext:value-type="date">
            <text:p>09/10/96</text:p>
          </table:table-cell>
          <table:table-cell table:style-name="ce2" office:value-type="date" office:date-value="2007-03-16" calcext:value-type="date">
            <text:p>1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*03187</text:p>
          </table:table-cell>
          <table:table-cell office:value-type="string" calcext:value-type="string">
            <text:p>469GM2U1003206*</text:p>
          </table:table-cell>
          <table:table-cell office:value-type="string" calcext:value-type="string">
            <text:p>444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9" calcext:value-type="date">
            <text:p>09/10/96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10N2H6970750</text:p>
          </table:table-cell>
          <table:table-cell office:value-type="string" calcext:value-type="string">
            <text:p>GM2U0867094</text:p>
          </table:table-cell>
          <table:table-cell office:value-type="string" calcext:value-type="string">
            <text:p>8-CUF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14" calcext:value-type="date">
            <text:p>14/10/96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*03186</text:p>
          </table:table-cell>
          <table:table-cell office:value-type="string" calcext:value-type="string">
            <text:p>469GM2U1003224*</text:p>
          </table:table-cell>
          <table:table-cell office:value-type="string" calcext:value-type="string">
            <text:p>444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14" calcext:value-type="date">
            <text:p>14/10/96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018</text:p>
          </table:table-cell>
          <table:table-cell office:value-type="float" office:value="39090056315811" calcext:value-type="float">
            <text:p>39090056315811</text:p>
          </table:table-cell>
          <table:table-cell office:value-type="string" calcext:value-type="string">
            <text:p>397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035</text:p>
          </table:table-cell>
          <table:table-cell office:value-type="float" office:value="39090056316305" calcext:value-type="float">
            <text:p>39090056316305</text:p>
          </table:table-cell>
          <table:table-cell office:value-type="string" calcext:value-type="string">
            <text:p>386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034</text:p>
          </table:table-cell>
          <table:table-cell office:value-type="float" office:value="39090056315813" calcext:value-type="float">
            <text:p>39090056315813</text:p>
          </table:table-cell>
          <table:table-cell office:value-type="string" calcext:value-type="string">
            <text:p>358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EVROL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2476TZ230741</text:p>
          </table:table-cell>
          <table:table-cell office:value-type="string" calcext:value-type="string">
            <text:p>TZ230741</text:p>
          </table:table-cell>
          <table:table-cell office:value-type="string" calcext:value-type="string">
            <text:p>166-SWT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1" calcext:value-type="date">
            <text:p>11/11/96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EVROL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CJC54K4TG159852</text:p>
          </table:table-cell>
          <table:table-cell office:value-type="string" calcext:value-type="string">
            <text:p>TG159852</text:p>
          </table:table-cell>
          <table:table-cell office:value-type="string" calcext:value-type="string">
            <text:p>429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1" calcext:value-type="date">
            <text:p>11/11/96</text:p>
          </table:table-cell>
          <table:table-cell table:style-name="ce2" office:value-type="date" office:date-value="2007-03-08" calcext:value-type="date">
            <text:p>08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EVROL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CJC54K7TG169954</text:p>
          </table:table-cell>
          <table:table-cell office:value-type="string" calcext:value-type="string">
            <text:p>TG169954</text:p>
          </table:table-cell>
          <table:table-cell office:value-type="string" calcext:value-type="string">
            <text:p>429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1" calcext:value-type="date">
            <text:p>11/11/96</text:p>
          </table:table-cell>
          <table:table-cell table:style-name="ce2" office:value-type="date" office:date-value="2007-03-08" calcext:value-type="date">
            <text:p>08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EVROL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CJC54K8TG170269</text:p>
          </table:table-cell>
          <table:table-cell office:value-type="string" calcext:value-type="string">
            <text:p>TG170269</text:p>
          </table:table-cell>
          <table:table-cell office:value-type="string" calcext:value-type="string">
            <text:p>388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1" calcext:value-type="date">
            <text:p>11/11/96</text:p>
          </table:table-cell>
          <table:table-cell table:style-name="ce2" office:value-type="date" office:date-value="2007-04-04" calcext:value-type="date">
            <text:p>0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EVROL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CJC54K0TG162974</text:p>
          </table:table-cell>
          <table:table-cell office:value-type="string" calcext:value-type="string">
            <text:p>TG162974</text:p>
          </table:table-cell>
          <table:table-cell office:value-type="string" calcext:value-type="string">
            <text:p>389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1" calcext:value-type="date">
            <text:p>11/11/96</text:p>
          </table:table-cell>
          <table:table-cell table:style-name="ce2" office:value-type="date" office:date-value="2007-04-04" calcext:value-type="date">
            <text:p>0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A1544000151</text:p>
          </table:table-cell>
          <table:table-cell office:value-type="float" office:value="45429317" calcext:value-type="float">
            <text:p>45429317</text:p>
          </table:table-cell>
          <table:table-cell office:value-type="string" calcext:value-type="string">
            <text:p>432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1" calcext:value-type="date">
            <text:p>11/11/96</text:p>
          </table:table-cell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A1544000153</text:p>
          </table:table-cell>
          <table:table-cell office:value-type="float" office:value="45429295" calcext:value-type="float">
            <text:p>45429295</text:p>
          </table:table-cell>
          <table:table-cell office:value-type="string" calcext:value-type="string">
            <text:p>435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5" calcext:value-type="date">
            <text:p>15/11/96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A1544000152</text:p>
          </table:table-cell>
          <table:table-cell office:value-type="float" office:value="45429287" calcext:value-type="float">
            <text:p>45429287</text:p>
          </table:table-cell>
          <table:table-cell office:value-type="string" calcext:value-type="string">
            <text:p>7294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1-15" calcext:value-type="date">
            <text:p>15/11/96</text:p>
          </table:table-cell>
          <table:table-cell table:style-name="ce2" office:value-type="date" office:date-value="2008-08-18" calcext:value-type="date">
            <text:p>18/08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158</text:p>
          </table:table-cell>
          <table:table-cell office:value-type="float" office:value="39090056318779" calcext:value-type="float">
            <text:p>39090056318779</text:p>
          </table:table-cell>
          <table:table-cell office:value-type="string" calcext:value-type="string">
            <text:p>798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HRYSLE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UINDA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VK525544</text:p>
          </table:table-cell>
          <table:table-cell office:value-type="string" calcext:value-type="string">
            <text:p>HECHO EN U.S.A.</text:p>
          </table:table-cell>
          <table:table-cell office:value-type="string" calcext:value-type="string">
            <text:p>629-SV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RAM WAGON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<text:s/>TALLER INTERN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2-16" calcext:value-type="date">
            <text:p>16/12/96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37025</text:p>
          </table:table-cell>
          <table:table-cell office:value-type="float" office:value="39090056315820" calcext:value-type="float">
            <text:p>39090056315820</text:p>
          </table:table-cell>
          <table:table-cell office:value-type="string" calcext:value-type="string">
            <text:p>7292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6-10-02" calcext:value-type="date">
            <text:p>02/10/96</text:p>
          </table:table-cell>
          <table:table-cell table:style-name="ce2" office:value-type="date" office:date-value="2006-09-18" calcext:value-type="date">
            <text:p>18/09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40236</text:p>
          </table:table-cell>
          <table:table-cell office:value-type="float" office:value="390900516353942" calcext:value-type="float">
            <text:p>390900516353942</text:p>
          </table:table-cell>
          <table:table-cell office:value-type="string" calcext:value-type="string">
            <text:p>104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40235</text:p>
          </table:table-cell>
          <table:table-cell office:value-type="float" office:value="390900516353936" calcext:value-type="float">
            <text:p>390900516353936</text:p>
          </table:table-cell>
          <table:table-cell office:value-type="string" calcext:value-type="string">
            <text:p>102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office:value-type="string" calcext:value-type="string">
            <text:p>28-0820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03710</text:p>
          </table:table-cell>
          <table:table-cell office:value-type="string" calcext:value-type="string">
            <text:p>1WM05189</text:p>
          </table:table-cell>
          <table:table-cell office:value-type="string" calcext:value-type="string">
            <text:p>7872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04056</text:p>
          </table:table-cell>
          <table:table-cell office:value-type="string" calcext:value-type="string">
            <text:p>1WM05220</text:p>
          </table:table-cell>
          <table:table-cell office:value-type="string" calcext:value-type="string">
            <text:p>114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6-09-14" calcext:value-type="date">
            <text:p>14/09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04095</text:p>
          </table:table-cell>
          <table:table-cell office:value-type="string" calcext:value-type="string">
            <text:p>1WM12452</text:p>
          </table:table-cell>
          <table:table-cell office:value-type="string" calcext:value-type="string">
            <text:p>7922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- ROJ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A15440*00219</text:p>
          </table:table-cell>
          <table:table-cell office:value-type="float" office:value="45436055" calcext:value-type="float">
            <text:p>45436055</text:p>
          </table:table-cell>
          <table:table-cell office:value-type="string" calcext:value-type="string">
            <text:p>8290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8-11-19" calcext:value-type="date">
            <text:p>19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IN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SAKCN9WS000127</text:p>
          </table:table-cell>
          <table:table-cell office:value-type="string" calcext:value-type="string">
            <text:p>1WM19102</text:p>
          </table:table-cell>
          <table:table-cell office:value-type="string" calcext:value-type="string">
            <text:p>108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A4754004169</text:p>
          </table:table-cell>
          <table:table-cell office:value-type="string" calcext:value-type="string">
            <text:p>1WM18356</text:p>
          </table:table-cell>
          <table:table-cell office:value-type="string" calcext:value-type="string">
            <text:p>110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09-30" calcext:value-type="date">
            <text:p>30/09/97</text:p>
          </table:table-cell>
          <table:table-cell table:style-name="ce2" office:value-type="date" office:date-value="2006-09-14" calcext:value-type="date">
            <text:p>14/09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/>
          <table:table-cell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OR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EKF37HXWMB02293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7931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15" calcext:value-type="date">
            <text:p>15/10/97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OR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EKF37H8WMB02311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106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15" calcext:value-type="date">
            <text:p>15/10/97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OR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EKF37H1WMB02294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786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15" calcext:value-type="date">
            <text:p>15/10/97</text:p>
          </table:table-cell>
          <table:table-cell table:style-name="ce2" office:value-type="date" office:date-value="2006-09-14" calcext:value-type="date">
            <text:p>14/09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OR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EKF37H0WMB02223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121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COORD. DE DERECHOS RECREATIV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15" calcext:value-type="date">
            <text:p>15/10/97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ORD</text:p>
          </table:table-cell>
          <table:table-cell office:value-type="float" office:value="1908" calcext:value-type="float">
            <text:p>1908</text:p>
          </table:table-cell>
          <table:table-cell table:number-columns-repeated="4"/>
          <table:table-cell office:value-type="string" calcext:value-type="string">
            <text:p>383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BAJA SEMOVI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OR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EKF37H6WMB02128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385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15" calcext:value-type="date">
            <text:p>15/10/97</text:p>
          </table:table-cell>
          <table:table-cell table:style-name="ce2" office:value-type="date" office:date-value="2007-04-24" calcext:value-type="date">
            <text:p>2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HEVROL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VERDE ESMERALDA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247XWZ11835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630-SV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ERCADOS Y CONCENTRACIO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21" calcext:value-type="date">
            <text:p>21/10/97</text:p>
          </table:table-cell>
          <table:table-cell table:style-name="ce2" office:value-type="date" office:date-value="2019-05-28" calcext:value-type="date">
            <text:p>28/05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.B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M68523350041544</text:p>
          </table:table-cell>
          <table:table-cell office:value-type="float" office:value="390900516364800" calcext:value-type="float">
            <text:p>390900516364800</text:p>
          </table:table-cell>
          <table:table-cell office:value-type="string" calcext:value-type="string">
            <text:p>103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26" calcext:value-type="date">
            <text:p>26/10/97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IN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SAKCN0WS000324</text:p>
          </table:table-cell>
          <table:table-cell office:value-type="string" calcext:value-type="string">
            <text:p>1WM21197</text:p>
          </table:table-cell>
          <table:table-cell office:value-type="string" calcext:value-type="string">
            <text:p>7862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27" calcext:value-type="date">
            <text:p>27/10/97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IN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SAKCN2WS000325</text:p>
          </table:table-cell>
          <table:table-cell office:value-type="string" calcext:value-type="string">
            <text:p>1WM21268</text:p>
          </table:table-cell>
          <table:table-cell office:value-type="string" calcext:value-type="string">
            <text:p>115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7-10-27" calcext:value-type="date">
            <text:p>27/10/97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7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5XS006343</text:p>
          </table:table-cell>
          <table:table-cell office:value-type="string" calcext:value-type="string">
            <text:p>5GL00 267</text:p>
          </table:table-cell>
          <table:table-cell office:value-type="string" calcext:value-type="string">
            <text:p>784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7-21" calcext:value-type="date">
            <text:p>21/07/99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2XS006431</text:p>
          </table:table-cell>
          <table:table-cell office:value-type="string" calcext:value-type="string">
            <text:p>5GL00505</text:p>
          </table:table-cell>
          <table:table-cell office:value-type="string" calcext:value-type="string">
            <text:p>787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1XS006498</text:p>
          </table:table-cell>
          <table:table-cell office:value-type="string" calcext:value-type="string">
            <text:p>5GL00574</text:p>
          </table:table-cell>
          <table:table-cell office:value-type="string" calcext:value-type="string">
            <text:p>107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5XS006519</text:p>
          </table:table-cell>
          <table:table-cell office:value-type="string" calcext:value-type="string">
            <text:p>5GL00584</text:p>
          </table:table-cell>
          <table:table-cell office:value-type="string" calcext:value-type="string">
            <text:p>100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3XS006499</text:p>
          </table:table-cell>
          <table:table-cell office:value-type="string" calcext:value-type="string">
            <text:p>5GL00520</text:p>
          </table:table-cell>
          <table:table-cell office:value-type="string" calcext:value-type="string">
            <text:p>793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6XS006514</text:p>
          </table:table-cell>
          <table:table-cell office:value-type="string" calcext:value-type="string">
            <text:p>5GL00564</text:p>
          </table:table-cell>
          <table:table-cell office:value-type="string" calcext:value-type="string">
            <text:p>792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8XS006515</text:p>
          </table:table-cell>
          <table:table-cell office:value-type="string" calcext:value-type="string">
            <text:p>5GL00581</text:p>
          </table:table-cell>
          <table:table-cell office:value-type="string" calcext:value-type="string">
            <text:p>7889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7-21" calcext:value-type="date">
            <text:p>21/07/99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7XS006702</text:p>
          </table:table-cell>
          <table:table-cell office:value-type="string" calcext:value-type="string">
            <text:p>5GL00594</text:p>
          </table:table-cell>
          <table:table-cell office:value-type="string" calcext:value-type="string">
            <text:p>7921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7-21" calcext:value-type="date">
            <text:p>21/07/99</text:p>
          </table:table-cell>
          <table:table-cell table:style-name="ce2" office:value-type="date" office:date-value="2006-08-29" calcext:value-type="date">
            <text:p>29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2XS006736</text:p>
          </table:table-cell>
          <table:table-cell office:value-type="string" calcext:value-type="string">
            <text:p>5GL00603</text:p>
          </table:table-cell>
          <table:table-cell office:value-type="string" calcext:value-type="string">
            <text:p>101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4XS006737</text:p>
          </table:table-cell>
          <table:table-cell office:value-type="string" calcext:value-type="string">
            <text:p>5GL00551</text:p>
          </table:table-cell>
          <table:table-cell office:value-type="string" calcext:value-type="string">
            <text:p>109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04" calcext:value-type="date">
            <text:p>04/08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IN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MDR2XS006753</text:p>
          </table:table-cell>
          <table:table-cell office:value-type="string" calcext:value-type="string">
            <text:p>5GL00537</text:p>
          </table:table-cell>
          <table:table-cell office:value-type="string" calcext:value-type="string">
            <text:p>357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/ GNC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08-12" calcext:value-type="date">
            <text:p>12/08/99</text:p>
          </table:table-cell>
          <table:table-cell table:style-name="ce2" office:value-type="date" office:date-value="2007-08-28" calcext:value-type="date">
            <text:p>28/08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HEVROL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CJC54K6YM10112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17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11-22" calcext:value-type="date">
            <text:p>22/11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AR6XN127037</text:p>
          </table:table-cell>
          <table:table-cell office:value-type="float" office:value="1187170" calcext:value-type="float">
            <text:p>1187170</text:p>
          </table:table-cell>
          <table:table-cell office:value-type="string" calcext:value-type="string">
            <text:p>106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11-18" calcext:value-type="date">
            <text:p>18/11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HEVROL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8GGTFRC10YA 084840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105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ESTAQUIT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11-30" calcext:value-type="date">
            <text:p>30/11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HEVROL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8GGTFRC10YA085373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116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ESTAQUIT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OTECCION CIVIL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11-30" calcext:value-type="date">
            <text:p>30/11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HEVROL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8GGTFRC11YA084796</text:p>
          </table:table-cell>
          <table:table-cell office:value-type="string" calcext:value-type="string">
            <text:p>HECHO EN U.S.A.</text:p>
          </table:table-cell>
          <table:table-cell office:value-type="string" calcext:value-type="string">
            <text:p>115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ESTAQUIT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1999-11-30" calcext:value-type="date">
            <text:p>30/11/99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I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AACLKPR5YS008868</text:p>
          </table:table-cell>
          <table:table-cell office:value-type="string" calcext:value-type="string">
            <text:p>8YL59967</text:p>
          </table:table-cell>
          <table:table-cell office:value-type="string" calcext:value-type="string">
            <text:p>798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0-05-31" calcext:value-type="date">
            <text:p>31/05/00</text:p>
          </table:table-cell>
          <table:table-cell table:style-name="ce2" office:value-type="date" office:date-value="2006-08-28" calcext:value-type="date">
            <text:p>28/08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NTE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BR41N091211 <text:s text:c="13"/></text:p>
          </table:table-cell>
          <table:table-cell office:value-type="float" office:value="1338541" calcext:value-type="float">
            <text:p>1338541</text:p>
          </table:table-cell>
          <table:table-cell office:value-type="string" calcext:value-type="string">
            <text:p>354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0-10-16" calcext:value-type="date">
            <text:p>16/10/00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INTER.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HTSCABP71H336458</text:p>
          </table:table-cell>
          <table:table-cell office:value-type="string" calcext:value-type="string">
            <text:p>HECHO EN U.S.A.</text:p>
          </table:table-cell>
          <table:table-cell office:value-type="string" calcext:value-type="string">
            <text:p>4439-CF</text:p>
          </table:table-cell>
          <table:table-cell office:value-type="string" calcext:value-type="string">
            <text:p>MAQ. C/PLACAS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0-10-20" calcext:value-type="date">
            <text:p>20/10/00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HEVROL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CJC54K7YM10906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901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0-11-29" calcext:value-type="date">
            <text:p>29/11/00</text:p>
          </table:table-cell>
          <table:table-cell table:style-name="ce2" office:value-type="date" office:date-value="2021-12-27" calcext:value-type="date">
            <text:p>27/12/21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NTE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AR11N006021</text:p>
          </table:table-cell>
          <table:table-cell office:value-type="string" calcext:value-type="string">
            <text:p>470HM2U1255916</text:p>
          </table:table-cell>
          <table:table-cell office:value-type="string" calcext:value-type="string">
            <text:p>1786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0-07-20" calcext:value-type="date">
            <text:p>20/07/00</text:p>
          </table:table-cell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INTE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AR51N006023</text:p>
          </table:table-cell>
          <table:table-cell office:value-type="string" calcext:value-type="string">
            <text:p>470HM2U1255922</text:p>
          </table:table-cell>
          <table:table-cell office:value-type="string" calcext:value-type="string">
            <text:p>1773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0-07-20" calcext:value-type="date">
            <text:p>20/07/00</text:p>
          </table:table-cell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INTE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BR71N091221</text:p>
          </table:table-cell>
          <table:table-cell office:value-type="string" calcext:value-type="string">
            <text:p>74HM2U1311653</text:p>
          </table:table-cell>
          <table:table-cell office:value-type="string" calcext:value-type="string">
            <text:p>1787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0200-08-28" calcext:value-type="date">
            <text:p>28/08/00</text:p>
          </table:table-cell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TER</text:p>
          </table:table-cell>
          <table:table-cell table:number-columns-repeated="5"/>
          <table:table-cell office:value-type="string" calcext:value-type="string">
            <text:p>1775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ROBO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AN NUTZFAHRZEUGE A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WMAT31ZZZYK000576</text:p>
          </table:table-cell>
          <table:table-cell office:value-type="string" calcext:value-type="string">
            <text:p>E2866 DF01-231CV</text:p>
          </table:table-cell>
          <table:table-cell office:value-type="string" calcext:value-type="string">
            <text:p>1382-BY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 GAS N.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BAJA SEMOVI</text:p>
          </table:table-cell>
          <table:table-cell table:style-name="ce2" office:value-type="date" office:date-value="2000-06-05" calcext:value-type="date">
            <text:p>05/06/00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380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BAJA SEMOVI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2" office:value-type="string" calcext:value-type="string">
            <text:p>MULTA</text:p>
          </table:table-cell>
          <table:table-cell/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B6MC36512M24200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54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0" calcext:value-type="date">
            <text:p>20/12/0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B6MC36582M23182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89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0" calcext:value-type="date">
            <text:p>20/12/01</text:p>
          </table:table-cell>
          <table:table-cell table:style-name="ce2" office:value-type="date" office:date-value="2007-03-15" calcext:value-type="date">
            <text:p>15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IN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MMAAR62N531855</text:p>
          </table:table-cell>
          <table:table-cell office:value-type="float" office:value="1333515" calcext:value-type="float">
            <text:p>1333515</text:p>
          </table:table-cell>
          <table:table-cell office:value-type="string" calcext:value-type="string">
            <text:p>433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9" calcext:value-type="date">
            <text:p>29/12/0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MMAAR42N531854</text:p>
          </table:table-cell>
          <table:table-cell office:value-type="float" office:value="1333343" calcext:value-type="float">
            <text:p>1333343</text:p>
          </table:table-cell>
          <table:table-cell office:value-type="string" calcext:value-type="string">
            <text:p>356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9" calcext:value-type="date">
            <text:p>29/12/0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IN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MMAAR22N531853</text:p>
          </table:table-cell>
          <table:table-cell office:value-type="float" office:value="1332182" calcext:value-type="float">
            <text:p>1332182</text:p>
          </table:table-cell>
          <table:table-cell office:value-type="string" calcext:value-type="string">
            <text:p>434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9" calcext:value-type="date">
            <text:p>29/12/0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IN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BR02N531071</text:p>
          </table:table-cell>
          <table:table-cell office:value-type="float" office:value="1751600" calcext:value-type="float">
            <text:p>1751600</text:p>
          </table:table-cell>
          <table:table-cell office:value-type="string" calcext:value-type="string">
            <text:p>362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9" calcext:value-type="date">
            <text:p>29/12/01</text:p>
          </table:table-cell>
          <table:table-cell table:style-name="ce2" office:value-type="date" office:date-value="2007-03-16" calcext:value-type="date">
            <text:p>1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JOHN DEE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TO310GX903358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31" calcext:value-type="date">
            <text:p>31/12/01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ERLI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2FZAATAK91AJ3054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92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DESAZOL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7" calcext:value-type="date">
            <text:p>27/12/01</text:p>
          </table:table-cell>
          <table:table-cell table:style-name="ce2" office:value-type="date" office:date-value="2007-04-03" calcext:value-type="date">
            <text:p>03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INTER.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MMAAR22N537636</text:p>
          </table:table-cell>
          <table:table-cell office:value-type="float" office:value="13366878" calcext:value-type="float">
            <text:p>13366878</text:p>
          </table:table-cell>
          <table:table-cell office:value-type="string" calcext:value-type="string">
            <text:p>358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9" calcext:value-type="date">
            <text:p>29/12/01</text:p>
          </table:table-cell>
          <table:table-cell table:style-name="ce2" office:value-type="date" office:date-value="2007-03-06" calcext:value-type="date">
            <text:p>06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IN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MMAAR12N531911</text:p>
          </table:table-cell>
          <table:table-cell office:value-type="float" office:value="1334614" calcext:value-type="float">
            <text:p>1334614</text:p>
          </table:table-cell>
          <table:table-cell office:value-type="string" calcext:value-type="string">
            <text:p>385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0" calcext:value-type="date">
            <text:p>20/12/01</text:p>
          </table:table-cell>
          <table:table-cell table:style-name="ce2" office:value-type="date" office:date-value="2007-04-03" calcext:value-type="date">
            <text:p>03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JC34R92M10259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87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. TELESCOP. C/ 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0" calcext:value-type="date">
            <text:p>20/12/01</text:p>
          </table:table-cell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JC34RX2M10260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875 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. TELESCOP. C/ 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1" calcext:value-type="date">
            <text:p>21/12/01</text:p>
          </table:table-cell>
          <table:table-cell table:style-name="ce2" office:value-type="date" office:date-value="2007-03-15" calcext:value-type="date">
            <text:p>15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JC34R02M10255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87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. TELESCOP. C/ 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0" calcext:value-type="date">
            <text:p>20/12/01</text:p>
          </table:table-cell>
          <table:table-cell table:style-name="ce2" office:value-type="date" office:date-value="2007-03-15" calcext:value-type="date">
            <text:p>15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IN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NAABR12N53174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52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. TELESCOP. C/ 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0" calcext:value-type="date">
            <text:p>20/12/0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12M25403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32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2" calcext:value-type="date">
            <text:p>22/12/01</text:p>
          </table:table-cell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52M25403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65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SUPERVICION DE OBR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2" calcext:value-type="date">
            <text:p>22/12/01</text:p>
          </table:table-cell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72M25403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618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22" calcext:value-type="date">
            <text:p>22/12/01</text:p>
          </table:table-cell>
          <table:table-cell table:style-name="ce2" office:value-type="date" office:date-value="2007-04-04" calcext:value-type="date">
            <text:p>0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22M25402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81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4-01" calcext:value-type="date">
            <text:p>01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3B7HC16X82M25402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55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4-13" calcext:value-type="date">
            <text:p>13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62M25401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63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BAJA C/ DICTAMEN</text:p>
          </table:table-cell>
          <table:table-cell/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42M254010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37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TALLER INTERN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32M25402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56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3-15" calcext:value-type="date">
            <text:p>15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12M25402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57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BAJA C/ DICTAMEN</text:p>
          </table:table-cell>
          <table:table-cell/>
          <table:table-cell table:style-name="ce2" office:value-type="date" office:date-value="22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92M25402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83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BAJA C/ DICTAMEN</text:p>
          </table:table-cell>
          <table:table-cell/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32M25401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40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7-04" calcext:value-type="date">
            <text:p>04/07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12M25401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41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3-01" calcext:value-type="date">
            <text:p>01/03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DODG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B7HC16XX2M25401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58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4-24" calcext:value-type="date">
            <text:p>2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OLARIS</text:p>
          </table:table-cell>
          <table:table-cell office:value-type="float" office:value="2001" calcext:value-type="float">
            <text:p>2001</text:p>
          </table:table-cell>
          <table:table-cell table:number-columns-repeated="4"/>
          <table:table-cell office:value-type="string" calcext:value-type="string">
            <text:p>9693-B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TALLER INTERNO</text:p>
          </table:table-cell>
          <table:table-cell office:value-type="string" calcext:value-type="string">
            <text:p>BAJA C/ DICTAMEN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DYNAPAC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BFAL1011F</text:p>
          </table:table-cell>
          <table:table-cell office:value-type="float" office:value="660663" calcext:value-type="float">
            <text:p>660663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APLAN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1FTDR10DX2PA00047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386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2-27" calcext:value-type="date">
            <text:p>27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1FTDR10D32PA09589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396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1-12-31" calcext:value-type="date">
            <text:p>31/12/01</text:p>
          </table:table-cell>
          <table:table-cell table:style-name="ce2" office:value-type="date" office:date-value="2007-04-24" calcext:value-type="date">
            <text:p>2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FTDF17262MA3050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8-RZJ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08-31" calcext:value-type="date">
            <text:p>31/08/02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FTEF17252MA3824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58-RZ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08-31" calcext:value-type="date">
            <text:p>31/08/02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FTEF17252MA4047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03-RZJ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08-31" calcext:value-type="date">
            <text:p>31/08/02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FTEF17292MA3908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39-RZJ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08-31" calcext:value-type="date">
            <text:p>31/08/02</text:p>
          </table:table-cell>
          <table:table-cell table:style-name="ce2" office:value-type="date" office:date-value="2019-07-24" calcext:value-type="date">
            <text:p>24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OR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FTEF17232MA3908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01-RZJ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08-31" calcext:value-type="date">
            <text:p>31/08/02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ERLIN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49HAADBV93DK71751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7900-CE</text:p>
          </table:table-cell>
          <table:table-cell office:value-type="string" calcext:value-type="string">
            <text:p>MAQ. C/PLACAS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A DE BAJA</text:p>
          </table:table-cell>
          <table:table-cell table:style-name="ce2" office:value-type="date" office:date-value="2002-10-15" calcext:value-type="date">
            <text:p>15/10/02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NISS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N1EB31S03K468649</text:p>
          </table:table-cell>
          <table:table-cell office:value-type="string" calcext:value-type="string">
            <text:p>GA16888014R</text:p>
          </table:table-cell>
          <table:table-cell office:value-type="string" calcext:value-type="string">
            <text:p>818-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SURU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1-30" calcext:value-type="date">
            <text:p>30/11/02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NISS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N1EB31S73K468051</text:p>
          </table:table-cell>
          <table:table-cell office:value-type="string" calcext:value-type="string">
            <text:p>GA16887729R</text:p>
          </table:table-cell>
          <table:table-cell office:value-type="string" calcext:value-type="string">
            <text:p>814-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SURU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VERIFICACION Y REGLAMENTO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31/112002</text:p>
          </table:table-cell>
          <table:table-cell table:style-name="ce2" office:value-type="date" office:date-value="2019-11-13" calcext:value-type="date">
            <text:p>13/11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ISS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RADO</text:p>
          </table:table-cell>
          <table:table-cell/>
          <table:table-cell office:value-type="string" calcext:value-type="string">
            <text:p>3N1EB31S32K454209</text:p>
          </table:table-cell>
          <table:table-cell office:value-type="string" calcext:value-type="string">
            <text:p>GA16873350R</text:p>
          </table:table-cell>
          <table:table-cell office:value-type="string" calcext:value-type="string">
            <text:p>826-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SURU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ROBO</text:p>
          </table:table-cell>
          <table:table-cell/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ISS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RADO</text:p>
          </table:table-cell>
          <table:table-cell/>
          <table:table-cell office:value-type="string" calcext:value-type="string">
            <text:p>3N1EB31S42K457118</text:p>
          </table:table-cell>
          <table:table-cell office:value-type="string" calcext:value-type="string">
            <text:p>GS16876672R</text:p>
          </table:table-cell>
          <table:table-cell office:value-type="string" calcext:value-type="string">
            <text:p>828-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SURU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7-07-31" calcext:value-type="date">
            <text:p>31/07/1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ISS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3N1EB31S42K456115</text:p>
          </table:table-cell>
          <table:table-cell office:value-type="string" calcext:value-type="string">
            <text:p>GA16874675R</text:p>
          </table:table-cell>
          <table:table-cell office:value-type="string" calcext:value-type="string">
            <text:p>824-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SURU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 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ISS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3N1EB31S83K460525</text:p>
          </table:table-cell>
          <table:table-cell office:value-type="string" calcext:value-type="string">
            <text:p>GA16877808R</text:p>
          </table:table-cell>
          <table:table-cell office:value-type="string" calcext:value-type="string">
            <text:p>823 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SURU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IMAGEN URBAN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8-13" calcext:value-type="date">
            <text:p>13/08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NISSAN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3N6CD15S52K097240</text:p>
          </table:table-cell>
          <table:table-cell office:value-type="string" calcext:value-type="string">
            <text:p>KA24090299A</text:p>
          </table:table-cell>
          <table:table-cell office:value-type="string" calcext:value-type="string">
            <text:p>315-XEM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ESTAQUIT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NISS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3N6CD15S42K097293</text:p>
          </table:table-cell>
          <table:table-cell office:value-type="string" calcext:value-type="string">
            <text:p>KA24090574A</text:p>
          </table:table-cell>
          <table:table-cell office:value-type="string" calcext:value-type="string">
            <text:p>846-SSX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ESTAQUIT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EVENT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INTERNATION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TMMAAR23N583436</text:p>
          </table:table-cell>
          <table:table-cell office:value-type="float" office:value="1373722" calcext:value-type="float">
            <text:p>1373722</text:p>
          </table:table-cell>
          <table:table-cell office:value-type="string" calcext:value-type="string">
            <text:p>7081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4-09-29" calcext:value-type="date">
            <text:p>29/09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INTER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HTMMAAR43N583437</text:p>
          </table:table-cell>
          <table:table-cell office:value-type="float" office:value="1380306" calcext:value-type="float">
            <text:p>1380306</text:p>
          </table:table-cell>
          <table:table-cell office:value-type="string" calcext:value-type="string">
            <text:p>7084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16" calcext:value-type="date">
            <text:p>16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INTER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HTMMAAR63N583438</text:p>
          </table:table-cell>
          <table:table-cell office:value-type="float" office:value="1382260" calcext:value-type="float">
            <text:p>1382260</text:p>
          </table:table-cell>
          <table:table-cell office:value-type="string" calcext:value-type="string">
            <text:p>7078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16" calcext:value-type="date">
            <text:p>16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INTER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HTMMAAR23N585042</text:p>
          </table:table-cell>
          <table:table-cell office:value-type="float" office:value="1382708" calcext:value-type="float">
            <text:p>1382708</text:p>
          </table:table-cell>
          <table:table-cell office:value-type="string" calcext:value-type="string">
            <text:p>7099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16" calcext:value-type="date">
            <text:p>16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NTER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HTMMAAR63N585044</text:p>
          </table:table-cell>
          <table:table-cell office:value-type="float" office:value="1383160" calcext:value-type="float">
            <text:p>1383160</text:p>
          </table:table-cell>
          <table:table-cell office:value-type="string" calcext:value-type="string">
            <text:p>7083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16" calcext:value-type="date">
            <text:p>16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INTER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TMMAAR33N585051</text:p>
          </table:table-cell>
          <table:table-cell office:value-type="float" office:value="1383188" calcext:value-type="float">
            <text:p>1383188</text:p>
          </table:table-cell>
          <table:table-cell office:value-type="string" calcext:value-type="string">
            <text:p>7082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16" calcext:value-type="date">
            <text:p>16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JOHN DEE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TO310GX902394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0" calcext:value-type="date">
            <text:p>20/12/02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UINDA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1GNFG15XX31121710</text:p>
          </table:table-cell>
          <table:table-cell office:value-type="string" calcext:value-type="string">
            <text:p>HECHO EN USA</text:p>
          </table:table-cell>
          <table:table-cell office:value-type="string" calcext:value-type="string">
            <text:p>867-SR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VAGONETA EXPRES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3" calcext:value-type="date">
            <text:p>23/12/02</text:p>
          </table:table-cell>
          <table:table-cell table:style-name="ce2" office:value-type="date" office:date-value="2019-08-13" calcext:value-type="date">
            <text:p>13/08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1GNFG15X331141281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W-06-BER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VAGONETA EXPRES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8" calcext:value-type="date">
            <text:p>28/12/02</text:p>
          </table:table-cell>
          <table:table-cell table:style-name="ce2" office:value-type="date" office:date-value="2018-10-26" calcext:value-type="date">
            <text:p>26/10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MULT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83M10174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35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8" calcext:value-type="date">
            <text:p>28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53M10169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36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8" calcext:value-type="date">
            <text:p>28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KAWASAK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JKALF8B102B570369</text:p>
          </table:table-cell>
          <table:table-cell office:value-type="string" calcext:value-type="string">
            <text:p>LF300AE637836</text:p>
          </table:table-cell>
          <table:table-cell office:value-type="string" calcext:value-type="string">
            <text:p>3709-B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RVICIOS DE EMERGENC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6" calcext:value-type="date">
            <text:p>26/12/02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X3M10193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-CWM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MICROBU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8" calcext:value-type="date">
            <text:p>28/12/02</text:p>
          </table:table-cell>
          <table:table-cell table:style-name="ce2" office:value-type="date" office:date-value="2007-06-01" calcext:value-type="date">
            <text:p>01/06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23M10117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-CWM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MICROBU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28" calcext:value-type="date">
            <text:p>28/12/02</text:p>
          </table:table-cell>
          <table:table-cell table:style-name="ce2" office:value-type="date" office:date-value="2007-06-01" calcext:value-type="date">
            <text:p>01/06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M7H1C12M11743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26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M7H1C92M11740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27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M7H1C42M11741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28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14X43Z128851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134-VDK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A DE BAJA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14X43Z189276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578-SSS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14X83Z204555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529-SSS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19-07-09" calcext:value-type="date">
            <text:p>0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14X73Z20 8581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583-SSS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UPERVICION DE OBR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14X63Z127541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576-SSS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 LP.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PROPUESTO BAJA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GCEC14X63Z226392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502-SSS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HIDRAU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23M102890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29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table:number-columns-repeated="4"/>
          <table:table-cell office:value-type="string" calcext:value-type="string">
            <text:p>7130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BAJA SEMOVI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73K10276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32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HEVROL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634E23M10287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33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M7H1C92M11791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526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8" calcext:value-type="date">
            <text:p>28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HEVROL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M7H1C92M11786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134-BZ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2-12-31" calcext:value-type="date">
            <text:p>31/12/02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NTER.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669831" calcext:value-type="float">
            <text:p>669831</text:p>
          </table:table-cell>
          <table:table-cell office:value-type="float" office:value="1440496" calcext:value-type="float">
            <text:p>1440496</text:p>
          </table:table-cell>
          <table:table-cell office:value-type="string" calcext:value-type="string">
            <text:p>3964 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3-12-16" calcext:value-type="date">
            <text:p>16/12/03</text:p>
          </table:table-cell>
          <table:table-cell table:style-name="ce2" office:value-type="date" office:date-value="2004-09-29" calcext:value-type="date">
            <text:p>29/09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INTER.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669833" calcext:value-type="float">
            <text:p>669833</text:p>
          </table:table-cell>
          <table:table-cell office:value-type="float" office:value="1440257" calcext:value-type="float">
            <text:p>1440257</text:p>
          </table:table-cell>
          <table:table-cell office:value-type="string" calcext:value-type="string">
            <text:p>3966 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3-12-16" calcext:value-type="date">
            <text:p>16/12/03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INTER.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669841" calcext:value-type="float">
            <text:p>669841</text:p>
          </table:table-cell>
          <table:table-cell office:value-type="float" office:value="1440227" calcext:value-type="float">
            <text:p>1440227</text:p>
          </table:table-cell>
          <table:table-cell office:value-type="string" calcext:value-type="string">
            <text:p>3965 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3-12-16" calcext:value-type="date">
            <text:p>16/12/03</text:p>
          </table:table-cell>
          <table:table-cell table:style-name="ce2" office:value-type="date" office:date-value="2004-09-26" calcext:value-type="date">
            <text:p>26/09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INTER.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669843" calcext:value-type="float">
            <text:p>669843</text:p>
          </table:table-cell>
          <table:table-cell office:value-type="float" office:value="1440301" calcext:value-type="float">
            <text:p>1440301</text:p>
          </table:table-cell>
          <table:table-cell office:value-type="string" calcext:value-type="string">
            <text:p>3960 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3-12-16" calcext:value-type="date">
            <text:p>16/12/03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NT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HTWGADT64J086370</text:p>
          </table:table-cell>
          <table:table-cell office:value-type="string" calcext:value-type="string">
            <text:p>531HM2U1418074</text:p>
          </table:table-cell>
          <table:table-cell office:value-type="string" calcext:value-type="string">
            <text:p>3967 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DESAZOL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3-12-19" calcext:value-type="date">
            <text:p>19/12/03</text:p>
          </table:table-cell>
          <table:table-cell table:style-name="ce2" office:value-type="date" office:date-value="2004-08-26" calcext:value-type="date">
            <text:p>26/08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INTER.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05L104647</text:p>
          </table:table-cell>
          <table:table-cell office:value-type="string" calcext:value-type="string">
            <text:p>470HM2U1462013</text:p>
          </table:table-cell>
          <table:table-cell office:value-type="string" calcext:value-type="string">
            <text:p>7876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16" calcext:value-type="date">
            <text:p>16/07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table:number-columns-repeated="2"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INTER.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65L104653</text:p>
          </table:table-cell>
          <table:table-cell office:value-type="string" calcext:value-type="string">
            <text:p>470HM2U1462491</text:p>
          </table:table-cell>
          <table:table-cell office:value-type="string" calcext:value-type="string">
            <text:p>7875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16" calcext:value-type="date">
            <text:p>16/07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INTER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7871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BAJA SEMOVI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ODG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KMHCG41G84U568776</text:p>
          </table:table-cell>
          <table:table-cell office:value-type="string" calcext:value-type="string">
            <text:p>HECHO EN COREA</text:p>
          </table:table-cell>
          <table:table-cell office:value-type="string" calcext:value-type="string">
            <text:p>E-93-AZY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VERN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12" calcext:value-type="date">
            <text:p>12/07/04</text:p>
          </table:table-cell>
          <table:table-cell table:style-name="ce2" office:value-type="date" office:date-value="2018-12-12" calcext:value-type="date">
            <text:p>12/12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DODG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KMHCG41G34U568927</text:p>
          </table:table-cell>
          <table:table-cell office:value-type="string" calcext:value-type="string">
            <text:p>HECHO EN COREA</text:p>
          </table:table-cell>
          <table:table-cell office:value-type="string" calcext:value-type="string">
            <text:p>M-50-AZS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VERN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CALIFICADORA Y APOYO ADMINISTRATIV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12" calcext:value-type="date">
            <text:p>12/07/04</text:p>
          </table:table-cell>
          <table:table-cell table:style-name="ce2" office:value-type="date" office:date-value="2018-11-23" calcext:value-type="date">
            <text:p>23/11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MULT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DG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KMFXK17S84U731574</text:p>
          </table:table-cell>
          <table:table-cell office:value-type="string" calcext:value-type="string">
            <text:p>HECHO EN COREA</text:p>
          </table:table-cell>
          <table:table-cell office:value-type="string" calcext:value-type="string">
            <text:p>7879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 H-100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07" calcext:value-type="date">
            <text:p>07/07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DG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KMFXK17S24U722773</text:p>
          </table:table-cell>
          <table:table-cell office:value-type="string" calcext:value-type="string">
            <text:p>HECHO EN COREA</text:p>
          </table:table-cell>
          <table:table-cell office:value-type="string" calcext:value-type="string">
            <text:p>7880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 H-100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07" calcext:value-type="date">
            <text:p>07/07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ODG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KMFXK17S44U730034</text:p>
          </table:table-cell>
          <table:table-cell office:value-type="string" calcext:value-type="string">
            <text:p>HECHO EN COREA</text:p>
          </table:table-cell>
          <table:table-cell office:value-type="string" calcext:value-type="string">
            <text:p>7881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 H-100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.D. ALINEAMIENTO, NUMERO OFICIAL Y NOMENCLATUR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07" calcext:value-type="date">
            <text:p>07/07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DODG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D7HA16K64J165829</text:p>
          </table:table-cell>
          <table:table-cell office:value-type="string" calcext:value-type="string">
            <text:p>HECHO EN U.S.A.</text:p>
          </table:table-cell>
          <table:table-cell office:value-type="string" calcext:value-type="string">
            <text:p>7884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07" calcext:value-type="date">
            <text:p>07/07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HEVROLE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C34G64M10681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873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. TELESCOP. C/ 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8-02" calcext:value-type="date">
            <text:p>02/08/04</text:p>
          </table:table-cell>
          <table:table-cell table:style-name="ce2" office:value-type="date" office:date-value="2004-10-27" calcext:value-type="date">
            <text:p>27/10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O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TEF17244MA2782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386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DESARROLLO Y FOMENTO ECONOM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9-03" calcext:value-type="date">
            <text:p>03/09/04</text:p>
          </table:table-cell>
          <table:table-cell table:style-name="ce2" office:value-type="date" office:date-value="2004-12-28" calcext:value-type="date">
            <text:p>28/12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O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TEF17264MA2782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385-C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9-03" calcext:value-type="date">
            <text:p>03/09/04</text:p>
          </table:table-cell>
          <table:table-cell table:style-name="ce2" office:value-type="date" office:date-value="2004-12-21" calcext:value-type="date">
            <text:p>21/12/04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BOBCA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524614998" calcext:value-type="float">
            <text:p>524614998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C. F. 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7-30" calcext:value-type="date">
            <text:p>30/07/0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ERL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49HAADBV95DN98847</text:p>
          </table:table-cell>
          <table:table-cell office:value-type="string" calcext:value-type="string">
            <text:p>PE4045T376917</text:p>
          </table:table-cell>
          <table:table-cell office:value-type="string" calcext:value-type="string">
            <text:p>8420-CA</text:p>
          </table:table-cell>
          <table:table-cell office:value-type="string" calcext:value-type="string">
            <text:p>MAQ. C/ PLACAS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04-20" calcext:value-type="date">
            <text:p>20/04/0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25L128397</text:p>
          </table:table-cell>
          <table:table-cell office:value-type="float" office:value="1468825" calcext:value-type="float">
            <text:p>1468825</text:p>
          </table:table-cell>
          <table:table-cell office:value-type="string" calcext:value-type="string">
            <text:p>1460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10" calcext:value-type="date">
            <text:p>10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table:number-columns-repeated="4" office:value-type="string" calcext:value-type="string">
            <text:p>MULTA</text:p>
          </table:table-cell>
          <table:table-cell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05L128401</text:p>
          </table:table-cell>
          <table:table-cell office:value-type="float" office:value="1469014" calcext:value-type="float">
            <text:p>1469014</text:p>
          </table:table-cell>
          <table:table-cell office:value-type="string" calcext:value-type="string">
            <text:p>1461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10" calcext:value-type="date">
            <text:p>10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95L128400</text:p>
          </table:table-cell>
          <table:table-cell office:value-type="float" office:value="1469016" calcext:value-type="float">
            <text:p>1469016</text:p>
          </table:table-cell>
          <table:table-cell office:value-type="string" calcext:value-type="string">
            <text:p>1464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10" calcext:value-type="date">
            <text:p>10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65L128399</text:p>
          </table:table-cell>
          <table:table-cell office:value-type="float" office:value="1469025" calcext:value-type="float">
            <text:p>1469025</text:p>
          </table:table-cell>
          <table:table-cell office:value-type="string" calcext:value-type="string">
            <text:p>1467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10" calcext:value-type="date">
            <text:p>10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45L128398</text:p>
          </table:table-cell>
          <table:table-cell office:value-type="float" office:value="1469007" calcext:value-type="float">
            <text:p>1469007</text:p>
          </table:table-cell>
          <table:table-cell office:value-type="string" calcext:value-type="string">
            <text:p>1465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10" calcext:value-type="date">
            <text:p>10/11/04</text:p>
          </table:table-cell>
          <table:table-cell table:style-name="ce2" office:value-type="date" office:date-value="2005-08-02" calcext:value-type="date">
            <text:p>02/08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PAFN85L114470</text:p>
          </table:table-cell>
          <table:table-cell office:value-type="float" office:value="147354" calcext:value-type="float">
            <text:p>147354</text:p>
          </table:table-cell>
          <table:table-cell office:value-type="string" calcext:value-type="string">
            <text:p>1470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26" calcext:value-type="date">
            <text:p>26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N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PAFN15L114472</text:p>
          </table:table-cell>
          <table:table-cell office:value-type="float" office:value="147352" calcext:value-type="float">
            <text:p>147352</text:p>
          </table:table-cell>
          <table:table-cell office:value-type="string" calcext:value-type="string">
            <text:p>1471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26" calcext:value-type="date">
            <text:p>26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PAFN85L114467</text:p>
          </table:table-cell>
          <table:table-cell office:value-type="float" office:value="146544" calcext:value-type="float">
            <text:p>146544</text:p>
          </table:table-cell>
          <table:table-cell office:value-type="string" calcext:value-type="string">
            <text:p>1473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26" calcext:value-type="date">
            <text:p>26/11/04</text:p>
          </table:table-cell>
          <table:table-cell table:style-name="ce2" office:value-type="date" office:date-value="2006-04-08" calcext:value-type="date">
            <text:p>08/04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PAFNX5L114468</text:p>
          </table:table-cell>
          <table:table-cell office:value-type="float" office:value="146543" calcext:value-type="float">
            <text:p>146543</text:p>
          </table:table-cell>
          <table:table-cell office:value-type="string" calcext:value-type="string">
            <text:p>1463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26" calcext:value-type="date">
            <text:p>26/11/04</text:p>
          </table:table-cell>
          <table:table-cell table:style-name="ce2" office:value-type="date" office:date-value="2006-04-08" calcext:value-type="date">
            <text:p>08/04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BOBCA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525017488" calcext:value-type="float">
            <text:p>525017488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C. F. 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19" calcext:value-type="date">
            <text:p>19/11/0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BOBCA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525016961" calcext:value-type="float">
            <text:p>525016961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C. F. 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03" calcext:value-type="date">
            <text:p>03/11/0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OBCA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float" office:value="525016767" calcext:value-type="float">
            <text:p>525016767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C. F. 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30" calcext:value-type="date">
            <text:p>30/11/0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FO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DKF36L85MA0132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466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08" calcext:value-type="date">
            <text:p>08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FO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DKF36L85MA05649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1489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08" calcext:value-type="date">
            <text:p>08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PAFNX5L114471</text:p>
          </table:table-cell>
          <table:table-cell office:value-type="float" office:value="147359" calcext:value-type="float">
            <text:p>147359</text:p>
          </table:table-cell>
          <table:table-cell office:value-type="string" calcext:value-type="string">
            <text:p>1491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1-26" calcext:value-type="date">
            <text:p>26/11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IN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05L130231</text:p>
          </table:table-cell>
          <table:table-cell office:value-type="float" office:value="1467209" calcext:value-type="float">
            <text:p>1467209</text:p>
          </table:table-cell>
          <table:table-cell office:value-type="string" calcext:value-type="string">
            <text:p>1493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2-01" calcext:value-type="date">
            <text:p>01/12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IN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652119945</text:p>
          </table:table-cell>
          <table:table-cell office:value-type="float" office:value="1466191" calcext:value-type="float">
            <text:p>1466191</text:p>
          </table:table-cell>
          <table:table-cell office:value-type="string" calcext:value-type="string">
            <text:p>1497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2-01" calcext:value-type="date">
            <text:p>01/12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FO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DLF4654</text:p>
          </table:table-cell>
          <table:table-cell office:value-type="string" calcext:value-type="string">
            <text:p>5MA01647</text:p>
          </table:table-cell>
          <table:table-cell office:value-type="string" calcext:value-type="string">
            <text:p>1498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. TELESCOP. C/ 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2-01" calcext:value-type="date">
            <text:p>01/12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ERL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2FZHATDC65AU10290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1499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DESAZOL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2-01" calcext:value-type="date">
            <text:p>01/12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55L128409</text:p>
          </table:table-cell>
          <table:table-cell office:value-type="float" office:value="1469198" calcext:value-type="float">
            <text:p>1469198</text:p>
          </table:table-cell>
          <table:table-cell office:value-type="string" calcext:value-type="string">
            <text:p>1504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2-01" calcext:value-type="date">
            <text:p>01/12/04</text:p>
          </table:table-cell>
          <table:table-cell table:style-name="ce2" office:value-type="date" office:date-value="2005-04-08" calcext:value-type="date">
            <text:p>08/04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IN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PAFNX5L104619</text:p>
          </table:table-cell>
          <table:table-cell office:value-type="float" office:value="133575" calcext:value-type="float">
            <text:p>133575</text:p>
          </table:table-cell>
          <table:table-cell office:value-type="string" calcext:value-type="string">
            <text:p>4065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4-12-01" calcext:value-type="date">
            <text:p>01/12/04</text:p>
          </table:table-cell>
          <table:table-cell table:style-name="ce2" office:value-type="date" office:date-value="2005-08-02" calcext:value-type="date">
            <text:p>02/08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86L226612</text:p>
          </table:table-cell>
          <table:table-cell office:value-type="float" office:value="1477135" calcext:value-type="float">
            <text:p>1477135</text:p>
          </table:table-cell>
          <table:table-cell office:value-type="string" calcext:value-type="string">
            <text:p>3626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5-06-10" calcext:value-type="date">
            <text:p>10/06/05</text:p>
          </table:table-cell>
          <table:table-cell table:style-name="ce2" office:value-type="date" office:date-value="2005-08-02" calcext:value-type="date">
            <text:p>02/08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26L226606</text:p>
          </table:table-cell>
          <table:table-cell office:value-type="float" office:value="1477081" calcext:value-type="float">
            <text:p>1477081</text:p>
          </table:table-cell>
          <table:table-cell office:value-type="string" calcext:value-type="string">
            <text:p>3627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5-06-10" calcext:value-type="date">
            <text:p>10/06/05</text:p>
          </table:table-cell>
          <table:table-cell table:style-name="ce2" office:value-type="date" office:date-value="2005-08-02" calcext:value-type="date">
            <text:p>02/08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46L226607</text:p>
          </table:table-cell>
          <table:table-cell office:value-type="float" office:value="1477067" calcext:value-type="float">
            <text:p>1477067</text:p>
          </table:table-cell>
          <table:table-cell office:value-type="string" calcext:value-type="string">
            <text:p>3629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5-06-10" calcext:value-type="date">
            <text:p>10/06/05</text:p>
          </table:table-cell>
          <table:table-cell table:style-name="ce2" office:value-type="date" office:date-value="2005-08-02" calcext:value-type="date">
            <text:p>02/08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INTER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86L226609</text:p>
          </table:table-cell>
          <table:table-cell office:value-type="float" office:value="1477125" calcext:value-type="float">
            <text:p>1477125</text:p>
          </table:table-cell>
          <table:table-cell office:value-type="string" calcext:value-type="string">
            <text:p>3628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5-06-10" calcext:value-type="date">
            <text:p>10/06/05</text:p>
          </table:table-cell>
          <table:table-cell table:style-name="ce2" office:value-type="date" office:date-value="2005-08-02" calcext:value-type="date">
            <text:p>02/08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S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N5C388317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CARGADORA/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ELGI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P-4525-D</text:p>
          </table:table-cell>
          <table:table-cell office:value-type="string" calcext:value-type="string">
            <text:p>PE4045T451446</text:p>
          </table:table-cell>
          <table:table-cell office:value-type="string" calcext:value-type="string">
            <text:p>3630-CC</text:p>
          </table:table-cell>
          <table:table-cell office:value-type="string" calcext:value-type="string">
            <text:p>MAQ. C/PLACAS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BOBCA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S185 525019717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/CARG. FRONT./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BOBCA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S185 <text:s text:c="2"/>525022145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/CARG. FRONT./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WIRTG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07.05.14028414.0586,</text:p>
          </table:table-cell>
          <table:table-cell office:value-type="float" office:value="1029522" calcext:value-type="float">
            <text:p>102952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FRESA/PAVIMENT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LAW KNOX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float" office:value="184772" calcext:value-type="float">
            <text:p>184772</text:p>
          </table:table-cell>
          <table:table-cell office:value-type="string" calcext:value-type="string">
            <text:p>CUMMINS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PAVIMENT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ODGE RAM 4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6WN56DX6G11138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925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5-09-29" calcext:value-type="date">
            <text:p>29/09/05</text:p>
          </table:table-cell>
          <table:table-cell table:style-name="ce2" office:value-type="date" office:date-value="2005-11-16" calcext:value-type="date">
            <text:p>16/11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DODGE RAM 4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6WN56D86G11138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909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5-11-16" calcext:value-type="date">
            <text:p>16/11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ODG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PL83MS1B151002916</text:p>
          </table:table-cell>
          <table:table-cell office:value-type="string" calcext:value-type="string">
            <text:p>HECHO EN MALASIA</text:p>
          </table:table-cell>
          <table:table-cell office:value-type="string" calcext:value-type="string">
            <text:p>5916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 H-100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5-09-26" calcext:value-type="date">
            <text:p>26/09/05</text:p>
          </table:table-cell>
          <table:table-cell table:style-name="ce2" office:value-type="date" office:date-value="2005-11-16" calcext:value-type="date">
            <text:p>16/11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INTER.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06L309614</text:p>
          </table:table-cell>
          <table:table-cell office:value-type="float" office:value="1482714" calcext:value-type="float">
            <text:p>1482714</text:p>
          </table:table-cell>
          <table:table-cell office:value-type="string" calcext:value-type="string">
            <text:p>5922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REDILA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5-11-16" calcext:value-type="date">
            <text:p>16/11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INTER.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16L253621</text:p>
          </table:table-cell>
          <table:table-cell office:value-type="float" office:value="1478662" calcext:value-type="float">
            <text:p>1478662</text:p>
          </table:table-cell>
          <table:table-cell office:value-type="string" calcext:value-type="string">
            <text:p>5913-CC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5-11-16" calcext:value-type="date">
            <text:p>16/11/0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VENTO</text:p>
          </table:table-cell>
          <table:table-cell office:value-type="float" office:value="2005" calcext:value-type="float">
            <text:p>2005</text:p>
          </table:table-cell>
          <table:table-cell table:number-columns-repeated="4"/>
          <table:table-cell office:value-type="string" calcext:value-type="string">
            <text:p>6334-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EVENTOS</text:p>
          </table:table-cell>
          <table:table-cell table:number-columns-repeated="4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OBCA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S185,525024738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/CARG. FRONT./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HEVROLE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M7H1C25M118273</text:p>
          </table:table-cell>
          <table:table-cell office:value-type="string" calcext:value-type="string">
            <text:p>9SZ22085 H. EN MEXICO</text:p>
          </table:table-cell>
          <table:table-cell office:value-type="string" calcext:value-type="string">
            <text:p>1883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ROLE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M7H1C95M118285</text:p>
          </table:table-cell>
          <table:table-cell office:value-type="string" calcext:value-type="string">
            <text:p>9SZ22061-H. EN MEXICO</text:p>
          </table:table-cell>
          <table:table-cell office:value-type="string" calcext:value-type="string">
            <text:p>1881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TEREX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SMFH44TCO4DGM2677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FREIGHTLIN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ALACYCSX6DX19459</text:p>
          </table:table-cell>
          <table:table-cell office:value-type="float" office:value="90697800530550" calcext:value-type="float">
            <text:p>90697800530550</text:p>
          </table:table-cell>
          <table:table-cell office:value-type="string" calcext:value-type="string">
            <text:p>1981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11" calcext:value-type="date">
            <text:p>11/05/06</text:p>
          </table:table-cell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FREIGHTLIN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ALACYCS56DX19465</text:p>
          </table:table-cell>
          <table:table-cell office:value-type="float" office:value="90697800532785" calcext:value-type="float">
            <text:p>90697800532785</text:p>
          </table:table-cell>
          <table:table-cell office:value-type="string" calcext:value-type="string">
            <text:p>1971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11" calcext:value-type="date">
            <text:p>11/05/06</text:p>
          </table:table-cell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EIGHTLIN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ALACYCS16DX19463</text:p>
          </table:table-cell>
          <table:table-cell office:value-type="float" office:value="90697800541899" calcext:value-type="float">
            <text:p>90697800541899</text:p>
          </table:table-cell>
          <table:table-cell office:value-type="string" calcext:value-type="string">
            <text:p>1978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11" calcext:value-type="date">
            <text:p>11/05/06</text:p>
          </table:table-cell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REIGHTLIN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ALACYCS36DV38834</text:p>
          </table:table-cell>
          <table:table-cell office:value-type="float" office:value="90697800525265" calcext:value-type="float">
            <text:p>90697800525265</text:p>
          </table:table-cell>
          <table:table-cell office:value-type="string" calcext:value-type="string">
            <text:p>197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11" calcext:value-type="date">
            <text:p>11/05/06</text:p>
          </table:table-cell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FREIGHTLIN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ALACYCS16DV38833</text:p>
          </table:table-cell>
          <table:table-cell office:value-type="float" office:value="90697800525241" calcext:value-type="float">
            <text:p>90697800525241</text:p>
          </table:table-cell>
          <table:table-cell office:value-type="string" calcext:value-type="string">
            <text:p>1960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11" calcext:value-type="date">
            <text:p>11/05/06</text:p>
          </table:table-cell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FREIGHTLIN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ALACYCSX6DV38832</text:p>
          </table:table-cell>
          <table:table-cell office:value-type="float" office:value="90697800523077" calcext:value-type="float">
            <text:p>90697800523077</text:p>
          </table:table-cell>
          <table:table-cell office:value-type="string" calcext:value-type="string">
            <text:p>1974-C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11" calcext:value-type="date">
            <text:p>11/05/06</text:p>
          </table:table-cell>
          <table:table-cell table:style-name="ce2" office:value-type="date" office:date-value="2006-05-30" calcext:value-type="date">
            <text:p>30/05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HAM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H1740114</text:p>
          </table:table-cell>
          <table:table-cell office:value-type="float" office:value="10020011" calcext:value-type="float">
            <text:p>10020011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COMPACTADOR DOBLE ROD.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23" calcext:value-type="date">
            <text:p>23/05/06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SUPEROR BROO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float" office:value="806389" calcext:value-type="float">
            <text:p>806389</text:p>
          </table:table-cell>
          <table:table-cell office:value-type="float" office:value="46558999" calcext:value-type="float">
            <text:p>46558999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5-23" calcext:value-type="date">
            <text:p>23/05/06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CHWARZESTERLI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JSDC4B14747011152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7035-CF</text:p>
          </table:table-cell>
          <table:table-cell office:value-type="string" calcext:value-type="string">
            <text:p>MAQ. C/PLACAS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6-30" calcext:value-type="date">
            <text:p>30/06/06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STERL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2FZHCHCS57AX26928</text:p>
          </table:table-cell>
          <table:table-cell office:value-type="float" office:value="90698000546226" calcext:value-type="float">
            <text:p>90698000546226</text:p>
          </table:table-cell>
          <table:table-cell office:value-type="string" calcext:value-type="string">
            <text:p>703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6-10-30" calcext:value-type="date">
            <text:p>30/10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KAWASAK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JKAENVC126A197789</text:p>
          </table:table-cell>
          <table:table-cell office:value-type="string" calcext:value-type="string">
            <text:p>EX500AE325528</text:p>
          </table:table-cell>
          <table:table-cell office:value-type="string" calcext:value-type="string">
            <text:p>7575-L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ECRETARIA PARTICULAR  DE LA ALCALDIA</text:p>
            <text:p/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O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TRF17296MA32079</text:p>
          </table:table-cell>
          <table:table-cell office:value-type="string" calcext:value-type="string">
            <text:p>A32079</text:p>
          </table:table-cell>
          <table:table-cell office:value-type="string" calcext:value-type="string">
            <text:p>8165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8-31" calcext:value-type="date">
            <text:p>31/08/06</text:p>
          </table:table-cell>
          <table:table-cell table:style-name="ce2" office:value-type="date" office:date-value="2006-11-09" calcext:value-type="date">
            <text:p>09/11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O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3FTRF17246MA33835</text:p>
          </table:table-cell>
          <table:table-cell office:value-type="string" calcext:value-type="string">
            <text:p>A33835</text:p>
          </table:table-cell>
          <table:table-cell office:value-type="string" calcext:value-type="string">
            <text:p>816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6-11-09" calcext:value-type="date">
            <text:p>09/11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FO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TRF172X6MA33550</text:p>
          </table:table-cell>
          <table:table-cell office:value-type="string" calcext:value-type="string">
            <text:p>A33550</text:p>
          </table:table-cell>
          <table:table-cell office:value-type="string" calcext:value-type="string">
            <text:p>817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HIDRAULICA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6-11-09" calcext:value-type="date">
            <text:p>09/11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FO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TRF17216MA33551</text:p>
          </table:table-cell>
          <table:table-cell office:value-type="string" calcext:value-type="string">
            <text:p>A33551</text:p>
          </table:table-cell>
          <table:table-cell office:value-type="string" calcext:value-type="string">
            <text:p>816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RVICIOS DE EMERGENC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08-31" calcext:value-type="date">
            <text:p>31/08/06</text:p>
          </table:table-cell>
          <table:table-cell table:style-name="ce2" office:value-type="date" office:date-value="2006-11-09" calcext:value-type="date">
            <text:p>09/11/0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AUS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float" office:value="23348000" calcext:value-type="float">
            <text:p>23348000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BARRE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INTER.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47L440224</text:p>
          </table:table-cell>
          <table:table-cell office:value-type="float" office:value="1495769" calcext:value-type="float">
            <text:p>1495769</text:p>
          </table:table-cell>
          <table:table-cell office:value-type="string" calcext:value-type="string">
            <text:p>9249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AGBJC34R27M10450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25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 TIPO GANADER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JC34R57M10441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25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JC34R77M10438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25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 TIPO GANADER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INTER.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47L525550</text:p>
          </table:table-cell>
          <table:table-cell office:value-type="string" calcext:value-type="string">
            <text:p>470HM2U1501652</text:p>
          </table:table-cell>
          <table:table-cell office:value-type="string" calcext:value-type="string">
            <text:p>925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1-23" calcext:value-type="date">
            <text:p>23/11/06</text:p>
          </table:table-cell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HEVROLE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KC34G96M11163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25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1-25" calcext:value-type="date">
            <text:p>25/11/06</text:p>
          </table:table-cell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M7H1CX7M10712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26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1-25" calcext:value-type="date">
            <text:p>25/11/06</text:p>
          </table:table-cell>
          <table:table-cell table:style-name="ce2" office:value-type="date" office:date-value="2007-01-24" calcext:value-type="date">
            <text:p>24/0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table:number-columns-repeated="4"/>
          <table:table-cell office:value-type="string" calcext:value-type="string">
            <text:p>926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BAJA SEMOVI</text:p>
          </table:table-cell>
          <table:table-cell table:number-columns-repeated="8"/>
          <table:table-cell office:value-type="string" calcext:value-type="string">
            <text:p>NO TIENE</text:p>
          </table:table-cell>
          <table:table-cell table:number-columns-repeated="5"/>
          <table:table-cell table:number-columns-repeated="5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3G1SF21X87S10094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98-UPG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1SF21X17S10686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19-UPF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REGISTROS Y MOVIMIENT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2-05" calcext:value-type="date">
            <text:p>05/12/06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HEVROLET-KODIA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J6H1C37M10455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780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OLLOFF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1-24" calcext:value-type="date">
            <text:p>24/11/06</text:p>
          </table:table-cell>
          <table:table-cell table:style-name="ce2" office:value-type="date" office:date-value="2007-02-28" calcext:value-type="date">
            <text:p>28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J6H1C17M10443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78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OLLOFF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1-24" calcext:value-type="date">
            <text:p>24/11/06</text:p>
          </table:table-cell>
          <table:table-cell table:style-name="ce2" office:value-type="date" office:date-value="2007-02-28" calcext:value-type="date">
            <text:p>28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BJ6H1C07M101450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78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OLLOFF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1-24" calcext:value-type="date">
            <text:p>24/11/06</text:p>
          </table:table-cell>
          <table:table-cell table:style-name="ce2" office:value-type="date" office:date-value="2007-02-28" calcext:value-type="date">
            <text:p>28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VOLV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CES5J12265104632</text:p>
          </table:table-cell>
          <table:table-cell office:value-type="float" office:value="102533" calcext:value-type="float">
            <text:p>102533</text:p>
          </table:table-cell>
          <table:table-cell office:value-type="string" calcext:value-type="string">
            <text:p>2-CWM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6-01" calcext:value-type="date">
            <text:p>01/06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DG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1D7HA16K37J51611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578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2-15" calcext:value-type="date">
            <text:p>15/12/06</text:p>
          </table:table-cell>
          <table:table-cell table:style-name="ce2" office:value-type="date" office:date-value="2007-02-28" calcext:value-type="date">
            <text:p>28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TERL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2FZHCHCS87AY27560</text:p>
          </table:table-cell>
          <table:table-cell office:value-type="float" office:value="90698000607192" calcext:value-type="float">
            <text:p>90698000607192</text:p>
          </table:table-cell>
          <table:table-cell office:value-type="string" calcext:value-type="string">
            <text:p>578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6-12-04" calcext:value-type="date">
            <text:p>04/12/06</text:p>
          </table:table-cell>
          <table:table-cell table:style-name="ce2" office:value-type="date" office:date-value="2007-02-28" calcext:value-type="date">
            <text:p>28/02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HEVROL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M7H1CX7M103300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693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04-04" calcext:value-type="date">
            <text:p>04/04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INTER.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97L572427</text:p>
          </table:table-cell>
          <table:table-cell office:value-type="string" calcext:value-type="string">
            <text:p>470HM2U1509056</text:p>
          </table:table-cell>
          <table:table-cell office:value-type="string" calcext:value-type="string">
            <text:p>8343-CG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10-05" calcext:value-type="date">
            <text:p>05/10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OBCA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/>
          <table:table-cell office:value-type="float" office:value="530319723" calcext:value-type="float">
            <text:p>530319723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/CARG. FRONT./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D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7H516K28G11770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346-CG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10-05" calcext:value-type="date">
            <text:p>05/10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INTER.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 C/ CAJA VERDE</text:p>
          </table:table-cell>
          <table:table-cell/>
          <table:table-cell office:value-type="string" calcext:value-type="string">
            <text:p>3HAJFAVK48L635459</text:p>
          </table:table-cell>
          <table:table-cell office:value-type="string" calcext:value-type="string">
            <text:p>45HU2Y0436356</text:p>
          </table:table-cell>
          <table:table-cell office:value-type="string" calcext:value-type="string">
            <text:p>8886-CG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OLLOFF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09-20" calcext:value-type="date">
            <text:p>20/09/07</text:p>
          </table:table-cell>
          <table:table-cell table:style-name="ce2" office:value-type="date" office:date-value="2007-10-19" calcext:value-type="date">
            <text:p>19/10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NTER.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 C/ CAJA VERDE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JFAVK08L635460</text:p>
          </table:table-cell>
          <table:table-cell office:value-type="string" calcext:value-type="string">
            <text:p>4.5HU2Y0436242</text:p>
          </table:table-cell>
          <table:table-cell office:value-type="string" calcext:value-type="string">
            <text:p>8882-CG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OLLOFF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09-22" calcext:value-type="date">
            <text:p>22/09/07</text:p>
          </table:table-cell>
          <table:table-cell table:style-name="ce2" office:value-type="date" office:date-value="2007-10-19" calcext:value-type="date">
            <text:p>19/10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BOBCA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185 530320285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/CARG. FRONT./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09-20" calcext:value-type="date">
            <text:p>20/09/07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INTE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NKAAR18L660058</text:p>
          </table:table-cell>
          <table:table-cell office:value-type="string" calcext:value-type="string">
            <text:p>470HM2U1520765</text:p>
          </table:table-cell>
          <table:table-cell office:value-type="string" calcext:value-type="string">
            <text:p>4204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17" calcext:value-type="date">
            <text:p>17/10/07</text:p>
          </table:table-cell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INTE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28L654291</text:p>
          </table:table-cell>
          <table:table-cell office:value-type="string" calcext:value-type="string">
            <text:p>470HM2U1517695</text:p>
          </table:table-cell>
          <table:table-cell office:value-type="string" calcext:value-type="string">
            <text:p>421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17" calcext:value-type="date">
            <text:p>17/10/07</text:p>
          </table:table-cell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INTE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SADR78L638945</text:p>
          </table:table-cell>
          <table:table-cell office:value-type="string" calcext:value-type="string">
            <text:p>531HM2U1517780</text:p>
          </table:table-cell>
          <table:table-cell office:value-type="string" calcext:value-type="string">
            <text:p>4207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17" calcext:value-type="date">
            <text:p>17/10/07</text:p>
          </table:table-cell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VOLKSWAG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BWCC05W48P010704</text:p>
          </table:table-cell>
          <table:table-cell office:value-type="string" calcext:value-type="string">
            <text:p>BJY079244</text:p>
          </table:table-cell>
          <table:table-cell office:value-type="string" calcext:value-type="string">
            <text:p>577-VHC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POINTER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OGRAMAS Y PRESUPUEST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10" calcext:value-type="date">
            <text:p>10/10/07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1SF61X28S10565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39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MACENES E INVENTARI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0" calcext:value-type="date">
            <text:p>30/10/07</text:p>
          </table:table-cell>
          <table:table-cell table:style-name="ce2" office:value-type="date" office:date-value="2018-12-06" calcext:value-type="date">
            <text:p>06/12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MULTA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1SE51X78S10425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910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REVENCION Y CENTRO DE MONITOREO</text:p>
          </table:table-cell>
          <table:table-cell office:value-type="string" calcext:value-type="string">
            <text:p>ACTA DE BAJA</text:p>
          </table:table-cell>
          <table:table-cell table:style-name="ce2" office:value-type="date" office:date-value="2007-10-30" calcext:value-type="date">
            <text:p>30/10/07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1SF21X68S104990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Z84AMG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EDUCACION Y CULTUR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0" calcext:value-type="date">
            <text:p>30/10/07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1SF21X18S11725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98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 </text:p>
          </table:table-cell>
          <table:table-cell office:value-type="string" calcext:value-type="string">
            <text:p>U.D. DE VEHICULOS 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0" calcext:value-type="date">
            <text:p>30/10/07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G1SF21X28S11938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56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AMPAROS Y CONTENCIOSO 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0" calcext:value-type="date">
            <text:p>30/10/07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ISS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3YL61JS08J032213</text:p>
          </table:table-cell>
          <table:table-cell office:value-type="string" calcext:value-type="string">
            <text:p>Q010569</text:p>
          </table:table-cell>
          <table:table-cell office:value-type="string" calcext:value-type="string">
            <text:p>415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APRI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ROMOCION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1" calcext:value-type="date">
            <text:p>31/10/07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NISS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3YL61JS68J030997</text:p>
          </table:table-cell>
          <table:table-cell office:value-type="string" calcext:value-type="string">
            <text:p>Q010508</text:p>
          </table:table-cell>
          <table:table-cell office:value-type="string" calcext:value-type="string">
            <text:p>578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APRI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1" calcext:value-type="date">
            <text:p>31/10/07</text:p>
          </table:table-cell>
          <table:table-cell table:style-name="ce2" office:value-type="date" office:date-value="2018-12-13" calcext:value-type="date">
            <text:p>13/12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ISS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3YL61JS58J032434</text:p>
          </table:table-cell>
          <table:table-cell office:value-type="string" calcext:value-type="string">
            <text:p>Q011477</text:p>
          </table:table-cell>
          <table:table-cell office:value-type="string" calcext:value-type="string">
            <text:p>831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APRI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1" calcext:value-type="date">
            <text:p>31/10/07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NISS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3YL61JS78J031916</text:p>
          </table:table-cell>
          <table:table-cell office:value-type="string" calcext:value-type="string">
            <text:p>Q011145</text:p>
          </table:table-cell>
          <table:table-cell office:value-type="string" calcext:value-type="string">
            <text:p>352-VK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APRI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RECURSOS MATERI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31" calcext:value-type="date">
            <text:p>31/10/07</text:p>
          </table:table-cell>
          <table:table-cell table:style-name="ce2" office:value-type="date" office:date-value="2018-12-06" calcext:value-type="date">
            <text:p>06/12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DOD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D7H516K98G10049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226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RVICIOS DE EMERGENC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0-25" calcext:value-type="date">
            <text:p>25/10/07</text:p>
          </table:table-cell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DOD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6WN56D18G13492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203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OD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7H516KX8G10479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202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OD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7H516K58G15356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4201-C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7-11-28" calcext:value-type="date">
            <text:p>28/11/0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W09BA72027KB13406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PLAN. REC.DE ASFALT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EKF36L18MA1903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757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2-10" calcext:value-type="date">
            <text:p>10/12/07</text:p>
          </table:table-cell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ELF46S18MA15277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1761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JA SEC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EVENT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02-15" calcext:value-type="date">
            <text:p>15/02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P7H1C18M10281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782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INTE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 C/ CAJA VERDE</text:p>
          </table:table-cell>
          <table:table-cell/>
          <table:table-cell office:value-type="string" calcext:value-type="string">
            <text:p>3HAJFAVK68L635463</text:p>
          </table:table-cell>
          <table:table-cell office:value-type="string" calcext:value-type="string">
            <text:p>4.5HU2Y0431261</text:p>
          </table:table-cell>
          <table:table-cell office:value-type="string" calcext:value-type="string">
            <text:p>1771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OLLOFF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INTE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NKAAR08L661587</text:p>
          </table:table-cell>
          <table:table-cell office:value-type="string" calcext:value-type="string">
            <text:p>470HMXM2U1524306</text:p>
          </table:table-cell>
          <table:table-cell office:value-type="string" calcext:value-type="string">
            <text:p>1770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P7H1C48M102321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769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P7H1C98M10234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767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1-16" calcext:value-type="date">
            <text:p>16/11/07</text:p>
          </table:table-cell>
          <table:table-cell table:style-name="ce2" office:value-type="date" office:date-value="2008-03-06" calcext:value-type="date">
            <text:p>06/03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3GBM7H1C58M10126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PERMISO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99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CEC14X98M10322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788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1-23" calcext:value-type="date">
            <text:p>23/11/07</text:p>
          </table:table-cell>
          <table:table-cell table:style-name="ce2" office:value-type="date" office:date-value="2008-02-15" calcext:value-type="date">
            <text:p>15/02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MULT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ELF46X8MA19893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1756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JA SEC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EVENT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7-12-18" calcext:value-type="date">
            <text:p>18/12/07</text:p>
          </table:table-cell>
          <table:table-cell table:style-name="ce2" office:value-type="date" office:date-value="2008-02-15" calcext:value-type="date">
            <text:p>15/02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1FTNE14W68DA34945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/P</text:p>
          </table:table-cell>
          <table:table-cell table:number-columns-repeated="2" office:value-type="string" calcext:value-type="string">
            <text:p>AMBULANCI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RVICIOS DE EMERGENCI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1FTNE14W48DA34944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/P</text:p>
          </table:table-cell>
          <table:table-cell table:number-columns-repeated="2" office:value-type="string" calcext:value-type="string">
            <text:p>AMBULANCI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OTECCION CIVIL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CEC14X08M11422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973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.D. ALINEAMIENTO, NUMERO OFICIAL Y NOMENCLATUR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CEC14X28M11443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966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6-24" calcext:value-type="date">
            <text:p>24/06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93CXM802X8C147557</text:p>
          </table:table-cell>
          <table:table-cell office:value-type="string" calcext:value-type="string">
            <text:p>HECHO EN BRASIL</text:p>
          </table:table-cell>
          <table:table-cell office:value-type="string" calcext:value-type="string">
            <text:p>8962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RVICIOS BASIC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93CXM80258C144890</text:p>
          </table:table-cell>
          <table:table-cell office:value-type="string" calcext:value-type="string">
            <text:p>HECHO EN BRASIL</text:p>
          </table:table-cell>
          <table:table-cell office:value-type="string" calcext:value-type="string">
            <text:p>8974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1SE51XX8S15617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81-WBK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MACENES E INVENTARIOS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1SE51X98S15618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362-WBK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DE <text:s/>EVALUACION Y SEGUIMIENTO <text:s/>DE PROGRAMAS DE OBRAS Y DESARROLLO URBAN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6-24" calcext:value-type="date">
            <text:p>24/06/08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1SE51X48S155960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539-WBK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CHEVY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COORD. DE COMUNICACIÓN SOCIAL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6-24" calcext:value-type="date">
            <text:p>24/06/08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TGF172X8M-A26480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8972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7-07" calcext:value-type="date">
            <text:p>07/07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FO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FTGF17268M-A26492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8963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GIROS MERCANTILES Y VIA PUBLIC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7-07" calcext:value-type="date">
            <text:p>07/07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BJC34K38M117206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959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MACENES E INVENTARI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8-27" calcext:value-type="date">
            <text:p>27/08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BJC34K58M117143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971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8-27" calcext:value-type="date">
            <text:p>27/08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BJC34K98M11721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969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8-19" calcext:value-type="date">
            <text:p>19/08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GBJC34K88M117184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980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8-12" calcext:value-type="date">
            <text:p>12/08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INTE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HAMMAAR98L052309</text:p>
          </table:table-cell>
          <table:table-cell office:value-type="string" calcext:value-type="string">
            <text:p>470HM2U1531238</text:p>
          </table:table-cell>
          <table:table-cell office:value-type="string" calcext:value-type="string">
            <text:p>8960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08-20" calcext:value-type="date">
            <text:p>20/08/08</text:p>
          </table:table-cell>
          <table:table-cell table:style-name="ce2" office:value-type="date" office:date-value="2008-11-25" calcext:value-type="date">
            <text:p>25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VENTO <text:s/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5KMMCG2V795001002</text:p>
          </table:table-cell>
          <table:table-cell office:value-type="string" calcext:value-type="string">
            <text:p>VE157FMI8846775</text:p>
          </table:table-cell>
          <table:table-cell office:value-type="string" calcext:value-type="string">
            <text:p>3896-V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BAJA C/ DICTAMEN</text:p>
          </table:table-cell>
          <table:table-cell table:style-name="ce2" office:value-type="date" office:date-value="2008-08-18" calcext:value-type="date">
            <text:p>18/08/08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O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FTGF17209MA00701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9072-CH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<text:s/>DE DERECHOS RECREATIVOS Y EDUCATIV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11-26" calcext:value-type="date">
            <text:p>26/11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BOBCA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A3L911709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/CARG. FRONT./TRAXCA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P7H1C78M101115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015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10-13" calcext:value-type="date">
            <text:p>13/10/08</text:p>
          </table:table-cell>
          <table:table-cell table:style-name="ce2" office:value-type="date" office:date-value="2008-12-18" calcext:value-type="date">
            <text:p>18/12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P7H1C68M10940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013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08-12-18" calcext:value-type="date">
            <text:p>18/12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CHEVROLE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GBP7H1C88M106629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1008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8-11-04" calcext:value-type="date">
            <text:p>04/11/08</text:p>
          </table:table-cell>
          <table:table-cell table:style-name="ce2" office:value-type="date" office:date-value="2008-12-18" calcext:value-type="date">
            <text:p>18/12/0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NISS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IS-BLANCO</text:p>
          </table:table-cell>
          <table:table-cell/>
          <table:table-cell office:value-type="string" calcext:value-type="string">
            <text:p>3N6DD25T29K036585</text:p>
          </table:table-cell>
          <table:table-cell office:value-type="string" calcext:value-type="string">
            <text:p>KA24424948A</text:p>
          </table:table-cell>
          <table:table-cell office:value-type="string" calcext:value-type="string">
            <text:p>212-WM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ESTAQUIT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PARQUES Y JARDIN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NISS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N6DD25T49K03210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6728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ESTAQUITAS LARG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MACENES E INVENTARI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9-10-17" calcext:value-type="date">
            <text:p>17/10/09</text:p>
          </table:table-cell>
          <table:table-cell table:style-name="ce2" office:value-type="date" office:date-value="2009-10-22" calcext:value-type="date">
            <text:p>22/10/0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table:number-columns-repeated="2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KENWORT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BKHLN9X3AF375008</text:p>
          </table:table-cell>
          <table:table-cell office:value-type="float" office:value="73036515" calcext:value-type="float">
            <text:p>73036515</text:p>
          </table:table-cell>
          <table:table-cell office:value-type="string" calcext:value-type="string">
            <text:p>7998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PIP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GUA POTABLE Y TRATAD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09-11-28" calcext:value-type="date">
            <text:p>28/11/09</text:p>
          </table:table-cell>
          <table:table-cell table:style-name="ce2" office:value-type="date" office:date-value="2010-01-25" calcext:value-type="date">
            <text:p>25/01/10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EQUIME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NCO</text:p>
          </table:table-cell>
          <table:table-cell/>
          <table:table-cell table:number-columns-repeated="2" office:value-type="string" calcext:value-type="string">
            <text:p>S/N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 CARGADO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VIALES</text:p>
          </table:table-cell>
          <table:table-cell office:value-type="string" calcext:value-type="string">
            <text:p>BAJA C/ DICTAMEN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FREIGHTLIN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ALACYCS69DAL2633</text:p>
          </table:table-cell>
          <table:table-cell office:value-type="float" office:value="90291900790679" calcext:value-type="float">
            <text:p>90291900790679</text:p>
          </table:table-cell>
          <table:table-cell office:value-type="string" calcext:value-type="string">
            <text:p>8682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0-02-26" calcext:value-type="date">
            <text:p>26/02/10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FREIGHTLIN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ALACYCS4ADAR8649</text:p>
          </table:table-cell>
          <table:table-cell office:value-type="float" office:value="90697800756570" calcext:value-type="float">
            <text:p>90697800756570</text:p>
          </table:table-cell>
          <table:table-cell office:value-type="string" calcext:value-type="string">
            <text:p>8612-CJ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0-02-25" calcext:value-type="date">
            <text:p>25/02/10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N1BC1AS8BK206543</text:p>
          </table:table-cell>
          <table:table-cell office:value-type="string" calcext:value-type="string">
            <text:p>MR18655338H</text:p>
          </table:table-cell>
          <table:table-cell office:value-type="string" calcext:value-type="string">
            <text:p>473-XL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. DE SERVICIOS URBAN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0-12-04" calcext:value-type="date">
            <text:p>04/12/10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A</text:p>
          </table:table-cell>
          <table:table-cell office:value-type="string" calcext:value-type="string">
            <text:p>3N1BC1AD1BK208488</text:p>
          </table:table-cell>
          <table:table-cell office:value-type="string" calcext:value-type="string">
            <text:p>MR18664780H</text:p>
          </table:table-cell>
          <table:table-cell office:value-type="string" calcext:value-type="string">
            <text:p>816-XT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SEGURIDAD CIUDADANA Y PREVENCION DEL DELITO</text:p>
          </table:table-cell>
          <table:table-cell office:value-type="string" calcext:value-type="string">
            <text:p>ACTA DE BAJA</text:p>
          </table:table-cell>
          <table:table-cell table:style-name="ce2" office:value-type="date" office:date-value="2010-12-20" calcext:value-type="date">
            <text:p>20/12/10</text:p>
          </table:table-cell>
          <table:table-cell table:style-name="ce2" office:value-type="date" office:date-value="2019-08-13" calcext:value-type="date">
            <text:p>13/08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A</text:p>
          </table:table-cell>
          <table:table-cell office:value-type="string" calcext:value-type="string">
            <text:p>3N1BC1AD9BL442632</text:p>
          </table:table-cell>
          <table:table-cell office:value-type="string" calcext:value-type="string">
            <text:p>MR18660063H</text:p>
          </table:table-cell>
          <table:table-cell office:value-type="string" calcext:value-type="string">
            <text:p>114-XT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A DE BAJA</text:p>
          </table:table-cell>
          <table:table-cell table:style-name="ce2" office:value-type="date" office:date-value="2010-12-20" calcext:value-type="date">
            <text:p>20/12/10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A</text:p>
          </table:table-cell>
          <table:table-cell office:value-type="string" calcext:value-type="string">
            <text:p>3N1BC1AD3BL438964</text:p>
          </table:table-cell>
          <table:table-cell office:value-type="string" calcext:value-type="string">
            <text:p>MR18655232H</text:p>
          </table:table-cell>
          <table:table-cell office:value-type="string" calcext:value-type="string">
            <text:p>945-XT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OTECCION CIVIL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0-12-20" calcext:value-type="date">
            <text:p>20/12/10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DODGE-CRE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A</text:p>
          </table:table-cell>
          <table:table-cell office:value-type="string" calcext:value-type="string">
            <text:p>3D7R51CT8BG50926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787-XT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SEGURIDAD CIUDADANA Y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0-12-08" calcext:value-type="date">
            <text:p>08/12/10</text:p>
          </table:table-cell>
          <table:table-cell table:style-name="ce2" office:value-type="date" office:date-value="2017-06-27" calcext:value-type="date">
            <text:p>27/06/17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FREIGHTLIN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ALACYCS4BDAX5079</text:p>
          </table:table-cell>
          <table:table-cell office:value-type="float" office:value="90291000853473" calcext:value-type="float">
            <text:p>90291000853473</text:p>
          </table:table-cell>
          <table:table-cell office:value-type="string" calcext:value-type="string">
            <text:p>5794-CK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1-03-07" calcext:value-type="date">
            <text:p>07/03/11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FREIGHTLIN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ALACYCS1BDAX5072</text:p>
          </table:table-cell>
          <table:table-cell office:value-type="float" office:value="90291000854041" calcext:value-type="float">
            <text:p>90291000854041</text:p>
          </table:table-cell>
          <table:table-cell office:value-type="string" calcext:value-type="string">
            <text:p>5793-CK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1-03-07" calcext:value-type="date">
            <text:p>07/03/11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UZUK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JS1SH42A5A2100125</text:p>
          </table:table-cell>
          <table:table-cell office:value-type="string" calcext:value-type="string">
            <text:p>H402-187388</text:p>
          </table:table-cell>
          <table:table-cell office:value-type="float" office:value="29897" calcext:value-type="float">
            <text:p>29897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GUIMIENTO Y EVALUACION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N1BC1AS1BL513790</text:p>
          </table:table-cell>
          <table:table-cell office:value-type="string" calcext:value-type="string">
            <text:p>MR18770397H</text:p>
          </table:table-cell>
          <table:table-cell office:value-type="string" calcext:value-type="string">
            <text:p>149-XX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8-12-07" calcext:value-type="date">
            <text:p>07/12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N1BC1AS1BL512350</text:p>
          </table:table-cell>
          <table:table-cell office:value-type="string" calcext:value-type="string">
            <text:p>MR18769339H</text:p>
          </table:table-cell>
          <table:table-cell office:value-type="string" calcext:value-type="string">
            <text:p>192-XX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RECURSOS MATERIALES Y SERVICIOS GENER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N1BC1AS5BL512562</text:p>
          </table:table-cell>
          <table:table-cell office:value-type="string" calcext:value-type="string">
            <text:p>MR18769906H</text:p>
          </table:table-cell>
          <table:table-cell office:value-type="string" calcext:value-type="string">
            <text:p>619-XX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 DE GOBIERNO Y DE GESTION INTREGALDE RIESGO <text:s/>Y PROTECCION CIVIL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08-20" calcext:value-type="date">
            <text:p>20/08/11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N1BC1AS4BL513945</text:p>
          </table:table-cell>
          <table:table-cell office:value-type="string" calcext:value-type="string">
            <text:p>MR18771920H</text:p>
          </table:table-cell>
          <table:table-cell office:value-type="string" calcext:value-type="string">
            <text:p>505-XX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08-20" calcext:value-type="date">
            <text:p>20/08/11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N1BC1ASXBL512816</text:p>
          </table:table-cell>
          <table:table-cell office:value-type="string" calcext:value-type="string">
            <text:p>MR18770046H</text:p>
          </table:table-cell>
          <table:table-cell office:value-type="string" calcext:value-type="string">
            <text:p>945-XX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. DE DESARROLLO SOCIAL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08-20" calcext:value-type="date">
            <text:p>20/08/11</text:p>
          </table:table-cell>
          <table:table-cell table:style-name="ce2" office:value-type="date" office:date-value="2019-07-29" calcext:value-type="date">
            <text:p>29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N1BC1AS2BL513037</text:p>
          </table:table-cell>
          <table:table-cell office:value-type="string" calcext:value-type="string">
            <text:p>MR18771282H</text:p>
          </table:table-cell>
          <table:table-cell office:value-type="string" calcext:value-type="string">
            <text:p>259-XX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. DE OBRAS Y DESARROLLO URBAN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08-20" calcext:value-type="date">
            <text:p>20/08/11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MULTA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CHEVROLE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A</text:p>
          </table:table-cell>
          <table:table-cell office:value-type="string" calcext:value-type="string">
            <text:p>1GNSG9F44B1179361</text:p>
          </table:table-cell>
          <table:table-cell office:value-type="string" calcext:value-type="string">
            <text:p>HECHO EN USA</text:p>
          </table:table-cell>
          <table:table-cell office:value-type="string" calcext:value-type="string">
            <text:p>856-XXV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VAGONETA EXPRES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SERVICIOS GENERALE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08-17" calcext:value-type="date">
            <text:p>17/08/11</text:p>
          </table:table-cell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DODGE RAM 4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D6WN5ETXBG615577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777-CK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08-22" calcext:value-type="date">
            <text:p>22/08/11</text:p>
          </table:table-cell>
          <table:table-cell table:style-name="ce2" office:value-type="date" office:date-value="2011-10-20" calcext:value-type="date">
            <text:p>20/10/11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DODGE RAM 4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D6WN5ET1BG615578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8780-CK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REDILA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1-10-20" calcext:value-type="date">
            <text:p>20/10/11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NISS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N1BC1AS7BL515480</text:p>
          </table:table-cell>
          <table:table-cell office:value-type="string" calcext:value-type="string">
            <text:p>MR18773764H</text:p>
          </table:table-cell>
          <table:table-cell office:value-type="string" calcext:value-type="string">
            <text:p>874-XX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JURIDICA 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FOR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1FDEF3G60BEC09045</text:p>
          </table:table-cell>
          <table:table-cell office:value-type="string" calcext:value-type="string">
            <text:p>HECHO EN USA</text:p>
          </table:table-cell>
          <table:table-cell office:value-type="string" calcext:value-type="string">
            <text:p>1426-CL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10-31" calcext:value-type="date">
            <text:p>31/10/11</text:p>
          </table:table-cell>
          <table:table-cell table:style-name="ce2" office:value-type="date" office:date-value="2012-04-17" calcext:value-type="date">
            <text:p>17/04/12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YAMAH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ESTANDAR</text:p>
          </table:table-cell>
          <table:table-cell office:value-type="string" calcext:value-type="string">
            <text:p>ME1KG0447B2018652</text:p>
          </table:table-cell>
          <table:table-cell office:value-type="string" calcext:value-type="string">
            <text:p>1ES2001248</text:p>
          </table:table-cell>
          <table:table-cell office:value-type="string" calcext:value-type="string">
            <text:p>P33-41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BAJA S.SEG.</text:p>
          </table:table-cell>
          <table:table-cell table:style-name="ce2" office:value-type="date" office:date-value="2011-10-11" calcext:value-type="date">
            <text:p>11/10/11</text:p>
          </table:table-cell>
          <table:table-cell table:number-columns-repeated="2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FOR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1FDEF3G65BEC70231</text:p>
          </table:table-cell>
          <table:table-cell office:value-type="string" calcext:value-type="string">
            <text:p>H EN USA</text:p>
          </table:table-cell>
          <table:table-cell office:value-type="string" calcext:value-type="string">
            <text:p>1428-CL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11-26" calcext:value-type="date">
            <text:p>26/11/11</text:p>
          </table:table-cell>
          <table:table-cell table:style-name="ce2" office:value-type="date" office:date-value="2012-02-17" calcext:value-type="date">
            <text:p>17/02/12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FOR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1FDEF3G67BEC70229</text:p>
          </table:table-cell>
          <table:table-cell office:value-type="string" calcext:value-type="string">
            <text:p>H EN USA</text:p>
          </table:table-cell>
          <table:table-cell office:value-type="string" calcext:value-type="string">
            <text:p>1427-CL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1-11-26" calcext:value-type="date">
            <text:p>26/11/11</text:p>
          </table:table-cell>
          <table:table-cell table:style-name="ce2" office:value-type="date" office:date-value="2012-04-17" calcext:value-type="date">
            <text:p>17/04/12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HRYS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C6YDAAK4CG134143</text:p>
          </table:table-cell>
          <table:table-cell office:value-type="string" calcext:value-type="string">
            <text:p>H EN MEXICO</text:p>
          </table:table-cell>
          <table:table-cell office:value-type="string" calcext:value-type="string">
            <text:p>G28AWL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IA PUBLIC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8-05-29" calcext:value-type="date">
            <text:p>29/05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HRYS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C6YDAAK1CG134147</text:p>
          </table:table-cell>
          <table:table-cell office:value-type="string" calcext:value-type="string">
            <text:p>H EN MEXICO</text:p>
          </table:table-cell>
          <table:table-cell office:value-type="string" calcext:value-type="string">
            <text:p>695-YCL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RECURSOS MATERIALES Y SERVICIOS GENERALE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8-08-27" calcext:value-type="date">
            <text:p>27/08/18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HRYSLER-DO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C6YDAAKXCG134146</text:p>
          </table:table-cell>
          <table:table-cell office:value-type="string" calcext:value-type="string">
            <text:p>H EN MEXICO</text:p>
          </table:table-cell>
          <table:table-cell office:value-type="string" calcext:value-type="string">
            <text:p>653-YCL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3-04" calcext:value-type="date">
            <text:p>04/03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2"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CHRYSLER-DO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C6YDAAK6CG134144</text:p>
          </table:table-cell>
          <table:table-cell office:value-type="string" calcext:value-type="string">
            <text:p>H EN MEXICO</text:p>
          </table:table-cell>
          <table:table-cell office:value-type="string" calcext:value-type="string">
            <text:p>510-YCL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<text:s/>DE OBRAS Y MTTO.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HRYSLER-DO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C6YDAAK3CG134148</text:p>
          </table:table-cell>
          <table:table-cell office:value-type="string" calcext:value-type="string">
            <text:p>H EN MEXICO</text:p>
          </table:table-cell>
          <table:table-cell office:value-type="string" calcext:value-type="string">
            <text:p>550-YCL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OBRA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YAMA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C6KG0317D0010516</text:p>
          </table:table-cell>
          <table:table-cell office:value-type="string" calcext:value-type="string">
            <text:p>G382E-010511</text:p>
          </table:table-cell>
          <table:table-cell office:value-type="string" calcext:value-type="string">
            <text:p>P-34-74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GUIMIENMIENTO Y EVALUACION</text:p>
          </table:table-cell>
          <table:table-cell office:value-type="string" calcext:value-type="string">
            <text:p>BAJA S.SEG.</text:p>
          </table:table-cell>
          <table:table-cell table:style-name="ce2" office:value-type="date" office:date-value="2013-12-20" calcext:value-type="date">
            <text:p>20/12/13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FOR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1FDGF5GT2FEB58504</text:p>
          </table:table-cell>
          <table:table-cell office:value-type="string" calcext:value-type="string">
            <text:p>HECHO EEUU</text:p>
          </table:table-cell>
          <table:table-cell office:value-type="string" calcext:value-type="string">
            <text:p>6152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MASTOGRAFO (MEDIBÚS)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SALUD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4-12-10" calcext:value-type="date">
            <text:p>10/12/14</text:p>
          </table:table-cell>
          <table:table-cell table:style-name="ce2" office:value-type="date" office:date-value="2015-11-19" calcext:value-type="date">
            <text:p>19/11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TEEL MAX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3C9GX2EM2BT156056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D7215</text:p>
          </table:table-cell>
          <table:table-cell office:value-type="string" calcext:value-type="string">
            <text:p>MAQ. C/PLACAS</text:p>
          </table:table-cell>
          <table:table-cell office:value-type="string" calcext:value-type="string">
            <text:p>GANER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SALUD</text:p>
          </table:table-cell>
          <table:table-cell office:value-type="string" calcext:value-type="string">
            <text:p>ACTIVO</text:p>
          </table:table-cell>
          <table:table-cell/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YAMA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C6KG0649E0000626</text:p>
          </table:table-cell>
          <table:table-cell office:value-type="string" calcext:value-type="string">
            <text:p>G3B4E-000629</text:p>
          </table:table-cell>
          <table:table-cell office:value-type="string" calcext:value-type="string">
            <text:p>DF5DT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GUIMIENMIENTO Y EVALUACION</text:p>
          </table:table-cell>
          <table:table-cell office:value-type="string" calcext:value-type="string">
            <text:p>BAJA S.SEG.</text:p>
          </table:table-cell>
          <table:table-cell table:style-name="ce2" office:value-type="date" office:date-value="2014-12-10" calcext:value-type="date">
            <text:p>10/12/1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YAMA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9C6KG0641E0000619</text:p>
          </table:table-cell>
          <table:table-cell office:value-type="string" calcext:value-type="string">
            <text:p>G3B4E-000620</text:p>
          </table:table-cell>
          <table:table-cell office:value-type="string" calcext:value-type="string">
            <text:p>DF6DT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GUIMIENMIENTO Y EVALUACION</text:p>
          </table:table-cell>
          <table:table-cell office:value-type="string" calcext:value-type="string">
            <text:p>BAJA S.SEG.</text:p>
          </table:table-cell>
          <table:table-cell table:style-name="ce2" office:value-type="date" office:date-value="2014-12-10" calcext:value-type="date">
            <text:p>10/12/14</text:p>
          </table:table-cell>
          <table:table-cell office:value-type="string" calcext:value-type="string">
            <text:p>NO CUENTA</text:p>
          </table:table-cell>
          <table:table-cell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VOLKSWAG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VW1M1AJ7GM238888</text:p>
          </table:table-cell>
          <table:table-cell office:value-type="string" calcext:value-type="string">
            <text:p>CBP708330</text:p>
          </table:table-cell>
          <table:table-cell office:value-type="string" calcext:value-type="string">
            <text:p>C95AFY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-JETTA MK VI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ALCARD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0-03" calcext:value-type="date">
            <text:p>03/10/15</text:p>
          </table:table-cell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XGL248208</text:p>
          </table:table-cell>
          <table:table-cell office:value-type="string" calcext:value-type="string">
            <text:p>466HM2U2210766</text:p>
          </table:table-cell>
          <table:table-cell office:value-type="string" calcext:value-type="string">
            <text:p>6751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1GL248209</text:p>
          </table:table-cell>
          <table:table-cell office:value-type="string" calcext:value-type="string">
            <text:p>466HM2U2210789</text:p>
          </table:table-cell>
          <table:table-cell office:value-type="string" calcext:value-type="string">
            <text:p>6474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11-13" calcext:value-type="date">
            <text:p>13/11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3HAMMAAR8GL248210</text:p>
          </table:table-cell>
          <table:table-cell office:value-type="string" calcext:value-type="string">
            <text:p>466HM2U2210787</text:p>
          </table:table-cell>
          <table:table-cell office:value-type="string" calcext:value-type="string">
            <text:p>6475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XGL248211</text:p>
          </table:table-cell>
          <table:table-cell office:value-type="string" calcext:value-type="string">
            <text:p>466HM2U2210801</text:p>
          </table:table-cell>
          <table:table-cell office:value-type="string" calcext:value-type="string">
            <text:p>6476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1-13" calcext:value-type="date">
            <text:p>13/11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1GL248212</text:p>
          </table:table-cell>
          <table:table-cell office:value-type="string" calcext:value-type="string">
            <text:p>466HM2U2210831</text:p>
          </table:table-cell>
          <table:table-cell office:value-type="string" calcext:value-type="string">
            <text:p>6477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table:number-columns-repeated="2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3GL248213</text:p>
          </table:table-cell>
          <table:table-cell office:value-type="string" calcext:value-type="string">
            <text:p>466HM2U2210783</text:p>
          </table:table-cell>
          <table:table-cell office:value-type="string" calcext:value-type="string">
            <text:p>6839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5GL248214</text:p>
          </table:table-cell>
          <table:table-cell office:value-type="string" calcext:value-type="string">
            <text:p>466HM2U2210814</text:p>
          </table:table-cell>
          <table:table-cell office:value-type="string" calcext:value-type="string">
            <text:p>6838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7GL248215</text:p>
          </table:table-cell>
          <table:table-cell office:value-type="string" calcext:value-type="string">
            <text:p>466HM2U2210782</text:p>
          </table:table-cell>
          <table:table-cell office:value-type="string" calcext:value-type="string">
            <text:p>6837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9GL248216</text:p>
          </table:table-cell>
          <table:table-cell office:value-type="string" calcext:value-type="string">
            <text:p>466HM2U2210629</text:p>
          </table:table-cell>
          <table:table-cell office:value-type="string" calcext:value-type="string">
            <text:p>6836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0GL248217</text:p>
          </table:table-cell>
          <table:table-cell office:value-type="string" calcext:value-type="string">
            <text:p>466HM2U2210754</text:p>
          </table:table-cell>
          <table:table-cell office:value-type="string" calcext:value-type="string">
            <text:p>6768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2" office:value-type="date" office:date-value="2015-12-23" calcext:value-type="date">
            <text:p>23/12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2GL228678</text:p>
          </table:table-cell>
          <table:table-cell office:value-type="string" calcext:value-type="string">
            <text:p>466HM2U2210684</text:p>
          </table:table-cell>
          <table:table-cell office:value-type="string" calcext:value-type="string">
            <text:p>3101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5-10-20" calcext:value-type="date">
            <text:p>20/10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6GL228649</text:p>
          </table:table-cell>
          <table:table-cell office:value-type="string" calcext:value-type="string">
            <text:p>466HM2U2210595</text:p>
          </table:table-cell>
          <table:table-cell office:value-type="string" calcext:value-type="string">
            <text:p>3608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2" office:value-type="date" office:date-value="2015-10-20" calcext:value-type="date">
            <text:p>20/10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5GL2288660</text:p>
          </table:table-cell>
          <table:table-cell office:value-type="string" calcext:value-type="string">
            <text:p>466HM2U2210614</text:p>
          </table:table-cell>
          <table:table-cell office:value-type="string" calcext:value-type="string">
            <text:p>6430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5-11-13" calcext:value-type="date">
            <text:p>13/11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INTER.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HAMMAAR8GL248207</text:p>
          </table:table-cell>
          <table:table-cell office:value-type="string" calcext:value-type="string">
            <text:p>466HM2U2210550</text:p>
          </table:table-cell>
          <table:table-cell office:value-type="string" calcext:value-type="string">
            <text:p>6431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5-11-13" calcext:value-type="date">
            <text:p>13/11/15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NISS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N1BC1AS2GK199337</text:p>
          </table:table-cell>
          <table:table-cell office:value-type="string" calcext:value-type="string">
            <text:p>MR18056986J</text:p>
          </table:table-cell>
          <table:table-cell office:value-type="string" calcext:value-type="string">
            <text:p>D22AH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TIID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ECRETARIA PARTICULAR  DE LA ALCALDIA</text:p>
            <text:p/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6-03-22" calcext:value-type="date">
            <text:p>22/03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VOLKSWAG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9BWAB05U0GP072995</text:p>
          </table:table-cell>
          <table:table-cell office:value-type="string" calcext:value-type="string">
            <text:p>CFZP60644</text:p>
          </table:table-cell>
          <table:table-cell office:value-type="string" calcext:value-type="string">
            <text:p>K31AJM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-GOOL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. DE ADMINISTRACION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07-31" calcext:value-type="date">
            <text:p>31/07/19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VOLKSWAG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MARILLO</text:p>
          </table:table-cell>
          <table:table-cell/>
          <table:table-cell office:value-type="string" calcext:value-type="string">
            <text:p>3VNSA52R17M900781</text:p>
          </table:table-cell>
          <table:table-cell office:value-type="float" office:value="30810695" calcext:value-type="float">
            <text:p>30810695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TRANVIA (TROLEBUS)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R. DE DESARROLLO Y FOMENTO ECONOMICO</text:p>
          </table:table-cell>
          <table:table-cell office:value-type="string" calcext:value-type="string">
            <text:p>ACTA DE BAJA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4" office:value-type="string" calcext:value-type="string">
            <text:p>NO VERIFICA</text:p>
          </table:table-cell>
          <table:table-cell table:number-columns-repeated="99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VOLKSWAG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MARILLO</text:p>
          </table:table-cell>
          <table:table-cell/>
          <table:table-cell office:value-type="string" calcext:value-type="string">
            <text:p>3VNSA52R67M900775</text:p>
          </table:table-cell>
          <table:table-cell office:value-type="float" office:value="30803088" calcext:value-type="float">
            <text:p>30803088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TRANVIA (TROLEBUS)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R. DE DESARROLLO Y FOMENTO ECONOMICO</text:p>
          </table:table-cell>
          <table:table-cell office:value-type="string" calcext:value-type="string">
            <text:p>ACTA DE BAJA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office:value-type="string" calcext:value-type="string">
            <text:p>MULTA</text:p>
          </table:table-cell>
          <table:table-cell table:number-columns-repeated="4" office:value-type="string" calcext:value-type="string">
            <text:p>NO VERIFICA</text:p>
          </table:table-cell>
          <table:table-cell table:number-columns-repeated="99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0HL486215</text:p>
          </table:table-cell>
          <table:table-cell office:value-type="string" calcext:value-type="string">
            <text:p>466HM2U2213061</text:p>
          </table:table-cell>
          <table:table-cell office:value-type="string" calcext:value-type="string">
            <text:p>9532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0-19" calcext:value-type="date">
            <text:p>19/10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1HL505645</text:p>
          </table:table-cell>
          <table:table-cell office:value-type="string" calcext:value-type="string">
            <text:p>466HM2U2213028</text:p>
          </table:table-cell>
          <table:table-cell office:value-type="string" calcext:value-type="string">
            <text:p>9787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1-11" calcext:value-type="date">
            <text:p>11/11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3HL505646</text:p>
          </table:table-cell>
          <table:table-cell office:value-type="string" calcext:value-type="string">
            <text:p>466HM2U2213046</text:p>
          </table:table-cell>
          <table:table-cell office:value-type="string" calcext:value-type="string">
            <text:p>9800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1-11" calcext:value-type="date">
            <text:p>11/11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5HL505647</text:p>
          </table:table-cell>
          <table:table-cell office:value-type="string" calcext:value-type="string">
            <text:p>466HM2U2213052</text:p>
          </table:table-cell>
          <table:table-cell office:value-type="string" calcext:value-type="string">
            <text:p>9810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1-11" calcext:value-type="date">
            <text:p>11/11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7HL505648</text:p>
          </table:table-cell>
          <table:table-cell office:value-type="string" calcext:value-type="string">
            <text:p>466HM2U2212997</text:p>
          </table:table-cell>
          <table:table-cell office:value-type="string" calcext:value-type="string">
            <text:p>9813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1-11" calcext:value-type="date">
            <text:p>11/11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9HL505649</text:p>
          </table:table-cell>
          <table:table-cell office:value-type="string" calcext:value-type="string">
            <text:p>466HM2U2213034</text:p>
          </table:table-cell>
          <table:table-cell office:value-type="string" calcext:value-type="string">
            <text:p>9817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1-11" calcext:value-type="date">
            <text:p>11/11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5HL505650</text:p>
          </table:table-cell>
          <table:table-cell office:value-type="string" calcext:value-type="string">
            <text:p>466HM2U2213059</text:p>
          </table:table-cell>
          <table:table-cell office:value-type="string" calcext:value-type="string">
            <text:p>9818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6-11-11" calcext:value-type="date">
            <text:p>11/11/16</text:p>
          </table:table-cell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7HL505696</text:p>
          </table:table-cell>
          <table:table-cell office:value-type="string" calcext:value-type="string">
            <text:p>466HM2U2213251</text:p>
          </table:table-cell>
          <table:table-cell office:value-type="string" calcext:value-type="string">
            <text:p>9829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INTER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UTOMATICO</text:p>
          </table:table-cell>
          <table:table-cell office:value-type="string" calcext:value-type="string">
            <text:p>3HAMMAAROHL505636</text:p>
          </table:table-cell>
          <table:table-cell office:value-type="string" calcext:value-type="string">
            <text:p>466HM2U2213241</text:p>
          </table:table-cell>
          <table:table-cell office:value-type="string" calcext:value-type="string">
            <text:p>9840-CM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6-12-16" calcext:value-type="date">
            <text:p>16/12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8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NISS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3N1CN7AD9EK403499</text:p>
          </table:table-cell>
          <table:table-cell office:value-type="string" calcext:value-type="string">
            <text:p>HR16828049G</text:p>
          </table:table-cell>
          <table:table-cell office:value-type="string" calcext:value-type="string">
            <text:p>531YYW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 VERS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ALCARDIA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6-06-29" calcext:value-type="date">
            <text:p>29/06/16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MULTA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HEVROLET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LSGHD52H7KD102967</text:p>
          </table:table-cell>
          <table:table-cell office:value-type="string" calcext:value-type="string">
            <text:p>HECHO EN CHINA</text:p>
          </table:table-cell>
          <table:table-cell office:value-type="string" calcext:value-type="string">
            <text:p>J23BD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7-03" calcext:value-type="date">
            <text:p>03/07/19</text:p>
          </table:table-cell>
          <table:table-cell table:style-name="ce2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CHEVROLET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LSGHD52H3KD103050</text:p>
          </table:table-cell>
          <table:table-cell office:value-type="string" calcext:value-type="string">
            <text:p>HECHO EN CHINA</text:p>
          </table:table-cell>
          <table:table-cell office:value-type="string" calcext:value-type="string">
            <text:p>H95BD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7-03" calcext:value-type="date">
            <text:p>03/07/19</text:p>
          </table:table-cell>
          <table:table-cell table:style-name="ce2" office:value-type="date" office:date-value="2019-08-20" calcext:value-type="date">
            <text:p>20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ITSUBICHI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MMBML45GXKH012709</text:p>
          </table:table-cell>
          <table:table-cell office:value-type="string" calcext:value-type="string">
            <text:p>UAF1978</text:p>
          </table:table-cell>
          <table:table-cell office:value-type="string" calcext:value-type="string">
            <text:p>H91BDP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7-03" calcext:value-type="date">
            <text:p>03/07/19</text:p>
          </table:table-cell>
          <table:table-cell table:style-name="ce2" office:value-type="date" office:date-value="2019-08-20" calcext:value-type="date">
            <text:p>20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11A2J1101363</text:p>
          </table:table-cell>
          <table:table-cell office:value-type="string" calcext:value-type="string">
            <text:p>J517-116160</text:p>
          </table:table-cell>
          <table:table-cell office:value-type="string" calcext:value-type="string">
            <text:p>9H6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XJ1101353</text:p>
          </table:table-cell>
          <table:table-cell office:value-type="string" calcext:value-type="string">
            <text:p>J517-116291</text:p>
          </table:table-cell>
          <table:table-cell office:value-type="string" calcext:value-type="string">
            <text:p>9H7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3" calcext:value-type="date">
            <text:p>03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6J11011348</text:p>
          </table:table-cell>
          <table:table-cell office:value-type="string" calcext:value-type="string">
            <text:p>J517-116138</text:p>
          </table:table-cell>
          <table:table-cell office:value-type="string" calcext:value-type="string">
            <text:p>1H2UA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4J1101364</text:p>
          </table:table-cell>
          <table:table-cell office:value-type="string" calcext:value-type="string">
            <text:p>J517-116163</text:p>
          </table:table-cell>
          <table:table-cell office:value-type="string" calcext:value-type="string">
            <text:p>5H8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6J1101351</text:p>
          </table:table-cell>
          <table:table-cell office:value-type="string" calcext:value-type="string">
            <text:p>J517-116294</text:p>
          </table:table-cell>
          <table:table-cell office:value-type="string" calcext:value-type="string">
            <text:p>5H4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1J11011354</text:p>
          </table:table-cell>
          <table:table-cell office:value-type="string" calcext:value-type="string">
            <text:p>J517-116295</text:p>
          </table:table-cell>
          <table:table-cell office:value-type="string" calcext:value-type="string">
            <text:p>9H5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X1101370</text:p>
          </table:table-cell>
          <table:table-cell office:value-type="string" calcext:value-type="string">
            <text:p>J517-116157</text:p>
          </table:table-cell>
          <table:table-cell office:value-type="string" calcext:value-type="string">
            <text:p>5H9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C6DS11A1101368</text:p>
          </table:table-cell>
          <table:table-cell office:value-type="string" calcext:value-type="string">
            <text:p>J517-116154</text:p>
          </table:table-cell>
          <table:table-cell office:value-type="string" calcext:value-type="string">
            <text:p>5H7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JS1C733B2K7101181</text:p>
          </table:table-cell>
          <table:table-cell office:value-type="string" calcext:value-type="string">
            <text:p>P513-174645</text:p>
          </table:table-cell>
          <table:table-cell office:value-type="string" calcext:value-type="string">
            <text:p>5H6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UZUKI 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JS1C733B3K7100637</text:p>
          </table:table-cell>
          <table:table-cell office:value-type="string" calcext:value-type="string">
            <text:p>P513-171419</text:p>
          </table:table-cell>
          <table:table-cell office:value-type="string" calcext:value-type="string">
            <text:p>5H5KJ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MOTOCICL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23" calcext:value-type="date">
            <text:p>23/08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FERBEL DODG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3C6TRVCG8KE526371</text:p>
          </table:table-cell>
          <table:table-cell office:value-type="string" calcext:value-type="string">
            <text:p>S/M</text:p>
          </table:table-cell>
          <table:table-cell office:value-type="string" calcext:value-type="string">
            <text:p>S/P</text:p>
          </table:table-cell>
          <table:table-cell table:number-columns-repeated="2" office:value-type="string" calcext:value-type="string">
            <text:p>AMBULANCI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EVENCION DEL DELITO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HINO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JHHCCP3H7KK004131</text:p>
          </table:table-cell>
          <table:table-cell office:value-type="string" calcext:value-type="string">
            <text:p>N04CUV33734</text:p>
          </table:table-cell>
          <table:table-cell office:value-type="string" calcext:value-type="string">
            <text:p>A-532-AD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JA SEC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EVENTOS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7-31" calcext:value-type="date">
            <text:p>31/07/19</text:p>
          </table:table-cell>
          <table:table-cell table:number-columns-repeated="2"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INO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JHHCCP3H4KK004197</text:p>
          </table:table-cell>
          <table:table-cell office:value-type="string" calcext:value-type="string">
            <text:p>N04CUV34074</text:p>
          </table:table-cell>
          <table:table-cell office:value-type="string" calcext:value-type="string">
            <text:p>A-540-AD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JA SEC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number-columns-repeated="2" table:style-name="ce2" office:value-type="date" office:date-value="2019-08-01" calcext:value-type="date">
            <text:p>01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INO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JHHCCP3H6KK004203</text:p>
          </table:table-cell>
          <table:table-cell office:value-type="string" calcext:value-type="string">
            <text:p>N04CUV34106</text:p>
          </table:table-cell>
          <table:table-cell office:value-type="string" calcext:value-type="string">
            <text:p>A-536-AD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JA SEC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DRENAJE Y ALCANTARILLAD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07-31" calcext:value-type="date">
            <text:p>31/07/19</text:p>
          </table:table-cell>
          <table:table-cell table:style-name="ce2" office:value-type="date" office:date-value="2019-08-01" calcext:value-type="date">
            <text:p>01/08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2" office:value-type="string" calcext:value-type="string">
            <text:p>NO VERIFIC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CAS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JAFSR200HKM475824</text:p>
          </table:table-cell>
          <table:table-cell office:value-type="float" office:value="507737" calcext:value-type="float">
            <text:p>507737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 CARGADO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SCUELAS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AS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JJGN58NRPKC761697</text:p>
          </table:table-cell>
          <table:table-cell office:value-type="float" office:value="1689468" calcext:value-type="float">
            <text:p>1689468</text:p>
          </table:table-cell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OBRAS HIDRAULICAS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DODGER RA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3C7WRAKTAG550252</text:p>
          </table:table-cell>
          <table:table-cell office:value-type="string" calcext:value-type="string">
            <text:p>HECHO EN MEXICO</text:p>
          </table:table-cell>
          <table:table-cell office:value-type="string" calcext:value-type="string">
            <text:p>A-141-A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style-name="ce2" office:value-type="date" office:date-value="2019-10-24" calcext:value-type="date">
            <text:p>24/10/19</text:p>
          </table:table-cell>
          <table:table-cell table:number-columns-repeated="2"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DODGE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A-143-A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ART. HID. C/CANASTILL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FREIGHTLINER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A-139-A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GRUA HIDRAULICA C/PLATAFORM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ALUMBRADO PUBLICO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INTERNACIONAL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1-DJU</text:p>
          </table:table-cell>
          <table:table-cell office:value-type="string" calcext:value-type="string">
            <text:p>PASAJEROS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6"/>
          <table:table-cell table:number-columns-repeated="2" office:value-type="string" calcext:value-type="string">
            <text:p>MULTA</text:p>
          </table:table-cell>
          <table:table-cell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FREIGHTLINER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A-225-A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MTTO. DE EDIFICIOS PUBLICOS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4" office:value-type="string" calcext:value-type="string">
            <text:p>NO VERIFICA</text:p>
          </table:table-cell>
          <table:table-cell office:value-type="string" calcext:value-type="string">
            <text:p>SE SUSPENDE TRAMITE</text:p>
          </table:table-cell>
          <table:table-cell table:number-columns-repeated="3" office:value-type="string" calcext:value-type="string">
            <text:p>SI</text:p>
          </table:table-cell>
          <table:table-cell table:number-columns-repeated="99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FREIGHTLINER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A-138-A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EIGHTLINER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A-224-A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. TRASE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NISSAN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K-79-BF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PROTECCION CIVIL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11-15" calcext:value-type="date">
            <text:p>15/11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MULTA</text:p>
          </table:table-cell>
          <table:table-cell table:number-columns-repeated="99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NISSAN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K-97-BF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UB. DE VIVIENDA Y ATENCION A LA COMUNIDAD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11-15" calcext:value-type="date">
            <text:p>15/11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NISSAN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R-40-BG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. DE SERVICIOS URBAN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11-15" calcext:value-type="date">
            <text:p>15/11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NISSAN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K-02-BF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GRAL. DE OBRAS Y DESARROLLO URBANO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11-15" calcext:value-type="date">
            <text:p>15/11/19</text:p>
          </table:table-cell>
          <table:table-cell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NISSAN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K-72-BFE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VAGONETA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VEHICULOS</text:p>
          </table:table-cell>
          <table:table-cell office:value-type="string" calcext:value-type="string">
            <text:p>ACTIVO</text:p>
          </table:table-cell>
          <table:table-cell/>
          <table:table-cell table:style-name="ce2" office:value-type="date" office:date-value="2019-11-15" calcext:value-type="date">
            <text:p>15/11/19</text:p>
          </table:table-cell>
          <table:table-cell/>
          <table:table-cell office:value-type="string" calcext:value-type="string">
            <text:p>NO PAG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ISSAN</text:p>
          </table:table-cell>
          <table:table-cell office:value-type="float" office:value="2020" calcext:value-type="float">
            <text:p>2020</text:p>
          </table:table-cell>
          <table:table-cell table:number-columns-repeated="4"/>
          <table:table-cell office:value-type="string" calcext:value-type="string">
            <text:p>A-89-BFT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GASOLINA</text:p>
          </table:table-cell>
          <table:table-cell/>
          <table:table-cell office:value-type="string" calcext:value-type="string">
            <text:p>ACTIVO</text:p>
          </table:table-cell>
          <table:table-cell table:number-columns-repeated="3"/>
          <table:table-cell table:number-columns-repeated="2" office:value-type="string" calcext:value-type="string">
            <text:p>NO PAGO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3" office:value-type="string" calcext:value-type="string">
            <text:p>NO VERIFIC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SUSPENDE TRAMI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99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INTER.</text:p>
          </table:table-cell>
          <table:table-cell office:value-type="float" office:value="2020" calcext:value-type="float">
            <text:p>2020</text:p>
          </table:table-cell>
          <table:table-cell table:number-columns-repeated="4"/>
          <table:table-cell office:value-type="string" calcext:value-type="string">
            <text:p>A-134-AF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AMION VOLTE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R. DE LA MAGDALENA MIXUC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2" office:value-type="string" calcext:value-type="string">
            <text:p>NO PAGO</text:p>
          </table:table-cell>
          <table:table-cell table:number-columns-repeated="3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KA WASAKY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4J3SY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LA MAGDALENA MIXUC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KA WASAKY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4J5SY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LA MAGDALENA MIXUC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KA WASAKY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4J4SY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LA MAGDALENA MIXUC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KA WASAKY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4-J-6-SY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LA MAGDALENA MIXUC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KA WASAKY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4J2SY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UATRIMOTO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IR. DE LA MAGDALENA MIXUC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office:value-type="string" calcext:value-type="string">
            <text:p>NO PAG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MITSUBICHI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X-30-BFJ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U.D. DE SERVICIOS DE EMERGENCI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2" office:value-type="string" calcext:value-type="string">
            <text:p>NO PAGA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CASE</text:p>
          </table:table-cell>
          <table:table-cell office:value-type="float" office:value="2020" calcext:value-type="float">
            <text:p>2020</text:p>
          </table:table-cell>
          <table:table-cell table:number-columns-repeated="4"/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MINI CARGADO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.D. DE LIMPI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CASE</text:p>
          </table:table-cell>
          <table:table-cell office:value-type="float" office:value="2020" calcext:value-type="float">
            <text:p>2020</text:p>
          </table:table-cell>
          <table:table-cell table:number-columns-repeated="4"/>
          <table:table-cell office:value-type="string" calcext:value-type="string">
            <text:p>S/P</text:p>
          </table:table-cell>
          <table:table-cell office:value-type="string" calcext:value-type="string">
            <text:p>MAQ.</text:p>
          </table:table-cell>
          <table:table-cell office:value-type="string" calcext:value-type="string">
            <text:p>RETROEXCAVADOR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UD. DE AGUA POTABLE Y TRATADA</text:p>
          </table:table-cell>
          <table:table-cell office:value-type="string" calcext:value-type="string">
            <text:p>ACTIVO</text:p>
          </table:table-cell>
          <table:table-cell table:number-columns-repeated="3"/>
          <table:table-cell table:number-columns-repeated="3" office:value-type="string" calcext:value-type="string">
            <text:p>NO PAGA</text:p>
          </table:table-cell>
          <table:table-cell table:number-columns-repeated="2"/>
          <table:table-cell office:value-type="string" calcext:value-type="string">
            <text:p>NO TIENE</text:p>
          </table:table-cell>
          <table:table-cell table:number-columns-repeated="2"/>
          <table:table-cell table:number-columns-repeated="7" office:value-type="string" calcext:value-type="string">
            <text:p>NO VERIFICA</text:p>
          </table:table-cell>
          <table:table-cell table:number-columns-repeated="993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number:fill-character> </number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/>
      <number:text> </number:text>
    </number:number-style>
    <number:number-style style:name="N124">
      <number:text>-</number:text>
      <number:number number:decimal-places="0" number:min-decimal-places="0" number:min-integer-digits="1"/>
      <number:text> </number:text>
      <style:map style:condition="value()&gt;=0" style:apply-style-name="N124P0"/>
    </number:number-style>
    <number:date-style style:name="N125">
      <number:day/>
      <number:text>/</number:text>
      <number:month/>
    </number:date-style>
    <number:date-style style:name="N126">
      <number:day/>
      <number:text>-</number:text>
      <number:month/>
      <number:text>-</number:text>
      <number:year number:style="long"/>
    </number:date-style>
    <number:date-style style:name="N12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7">
      <number:text-content/>
      <style:map style:condition="value()&lt;=1.7976931348623157E+308" style:apply-style-name="N127P0"/>
    </number:text-style>
    <number:number-style style:name="N128">
      <number:text>$</number:text>
      <number:number number:decimal-places="2" number:min-decimal-places="2" number:min-integer-digits="1" number:grouping="true"/>
    </number:number-style>
    <number:number-style style:name="N12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text> </number:text>
      <number:currency-symbol number:language="es" number:country="MX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language="es" number:country="MX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19T22:15:32.784911457</meta:creation-date>
    <dc:date>2022-05-19T22:57:24.450754787</dc:date>
    <meta:editing-duration>PT1M50S</meta:editing-duration>
    <meta:editing-cycles>1</meta:editing-cycles>
    <meta:document-statistic meta:table-count="1" meta:cell-count="11139" meta:object-count="0"/>
    <meta:generator>LibreOffice/7.2.6.2$Linux_X86_64 LibreOffice_project/b0ec3a565991f7569a5a7f5d24fed7f52653d754</meta:generator>
  </office:meta>
</office:document-meta>
</file>